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932cm" style:rel-column-width="26725*"/>
    </style:style>
    <style:style style:name="Tableau1.B" style:family="table-column">
      <style:table-column-properties style:column-width="10.067cm" style:rel-column-width="38810*"/>
    </style:style>
    <style:style style:name="Tableau1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6" style:family="table-cell" style:data-style-name="N0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702cm" style:rel-column-width="14273*"/>
    </style:style>
    <style:style style:name="Tableau2.B" style:family="table-column">
      <style:table-column-properties style:column-width="1.926cm" style:rel-column-width="7425*"/>
    </style:style>
    <style:style style:name="Tableau2.C" style:family="table-column">
      <style:table-column-properties style:column-width="1.924cm" style:rel-column-width="7419*"/>
    </style:style>
    <style:style style:name="Tableau2.D" style:family="table-column">
      <style:table-column-properties style:column-width="1.734cm" style:rel-column-width="6684*"/>
    </style:style>
    <style:style style:name="Tableau2.E" style:family="table-column">
      <style:table-column-properties style:column-width="3.844cm" style:rel-column-width="14817*"/>
    </style:style>
    <style:style style:name="Tableau2.F" style:family="table-column">
      <style:table-column-properties style:column-width="3.87cm" style:rel-column-width="14917*"/>
    </style:style>
    <style:style style:name="Tableau2.A1" style:family="table-cell">
      <style:table-cell-properties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fo:background-color="#0066ff" fo:padding="0.097cm" fo:border="0.05pt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7.064cm" style:rel-column-width="27235*"/>
    </style:style>
    <style:style style:name="Tableau3.B" style:family="table-column">
      <style:table-column-properties style:column-width="9.934cm" style:rel-column-width="38300*"/>
    </style:style>
    <style:style style:name="Tableau3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eeeeee" fo:padding="0.097cm" fo:border="0.05pt solid #000000">
        <style:background-image/>
      </style:table-cell-properties>
    </style:style>
    <style:style style:name="Tableau3.A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3.702cm" style:rel-column-width="14273*"/>
    </style:style>
    <style:style style:name="Tableau4.B" style:family="table-column">
      <style:table-column-properties style:column-width="1.926cm" style:rel-column-width="7425*"/>
    </style:style>
    <style:style style:name="Tableau4.C" style:family="table-column">
      <style:table-column-properties style:column-width="1.924cm" style:rel-column-width="7419*"/>
    </style:style>
    <style:style style:name="Tableau4.D" style:family="table-column">
      <style:table-column-properties style:column-width="1.734cm" style:rel-column-width="6684*"/>
    </style:style>
    <style:style style:name="Tableau4.E" style:family="table-column">
      <style:table-column-properties style:column-width="3.844cm" style:rel-column-width="14817*"/>
    </style:style>
    <style:style style:name="Tableau4.F" style:family="table-column">
      <style:table-column-properties style:column-width="3.87cm" style:rel-column-width="14917*"/>
    </style:style>
    <style:style style:name="Tableau4.A1" style:family="table-cell">
      <style:table-cell-properties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fo:background-color="#0066ff" fo:padding="0.097cm" fo:border="0.05pt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3.702cm" style:rel-column-width="14273*"/>
    </style:style>
    <style:style style:name="Tableau5.B" style:family="table-column">
      <style:table-column-properties style:column-width="1.926cm" style:rel-column-width="7425*"/>
    </style:style>
    <style:style style:name="Tableau5.C" style:family="table-column">
      <style:table-column-properties style:column-width="1.924cm" style:rel-column-width="7419*"/>
    </style:style>
    <style:style style:name="Tableau5.D" style:family="table-column">
      <style:table-column-properties style:column-width="1.734cm" style:rel-column-width="6684*"/>
    </style:style>
    <style:style style:name="Tableau5.E" style:family="table-column">
      <style:table-column-properties style:column-width="3.865cm" style:rel-column-width="14899*"/>
    </style:style>
    <style:style style:name="Tableau5.F" style:family="table-column">
      <style:table-column-properties style:column-width="3.849cm" style:rel-column-width="14835*"/>
    </style:style>
    <style:style style:name="Tableau5.A1" style:family="table-cell">
      <style:table-cell-properties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fo:background-color="#0066ff" fo:padding="0.097cm" fo:border="0.05pt solid #000000">
        <style:background-image/>
      </style:table-cell-properties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3.704cm" style:rel-column-width="14280*"/>
    </style:style>
    <style:style style:name="Tableau6.B" style:family="table-column">
      <style:table-column-properties style:column-width="1.926cm" style:rel-column-width="7425*"/>
    </style:style>
    <style:style style:name="Tableau6.C" style:family="table-column">
      <style:table-column-properties style:column-width="1.924cm" style:rel-column-width="7419*"/>
    </style:style>
    <style:style style:name="Tableau6.D" style:family="table-column">
      <style:table-column-properties style:column-width="1.734cm" style:rel-column-width="6684*"/>
    </style:style>
    <style:style style:name="Tableau6.E" style:family="table-column">
      <style:table-column-properties style:column-width="7.71cm" style:rel-column-width="29727*"/>
    </style:style>
    <style:style style:name="Tableau6.A1" style:family="table-cell">
      <style:table-cell-properties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fo:background-color="#0066ff" fo:padding="0.097cm" fo:border="0.05pt solid #000000">
        <style:background-image/>
      </style:table-cell-properties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3.704cm" style:rel-column-width="14280*"/>
    </style:style>
    <style:style style:name="Tableau7.B" style:family="table-column">
      <style:table-column-properties style:column-width="1.926cm" style:rel-column-width="7425*"/>
    </style:style>
    <style:style style:name="Tableau7.C" style:family="table-column">
      <style:table-column-properties style:column-width="6.193cm" style:rel-column-width="23875*"/>
    </style:style>
    <style:style style:name="Tableau7.D" style:family="table-column">
      <style:table-column-properties style:column-width="5.175cm" style:rel-column-width="19955*"/>
    </style:style>
    <style:style style:name="Tableau7.A1" style:family="table-cell">
      <style:table-cell-properties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D1" style:family="table-cell">
      <style:table-cell-properties fo:background-color="#0066ff" fo:padding="0.097cm" fo:border="0.05pt solid #000000">
        <style:background-image/>
      </style:table-cell-properties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3.704cm" style:rel-column-width="14280*"/>
    </style:style>
    <style:style style:name="Tableau9.B" style:family="table-column">
      <style:table-column-properties style:column-width="1.926cm" style:rel-column-width="7425*"/>
    </style:style>
    <style:style style:name="Tableau9.C" style:family="table-column">
      <style:table-column-properties style:column-width="6.193cm" style:rel-column-width="23875*"/>
    </style:style>
    <style:style style:name="Tableau9.D" style:family="table-column">
      <style:table-column-properties style:column-width="5.175cm" style:rel-column-width="19955*"/>
    </style:style>
    <style:style style:name="Tableau9.A1" style:family="table-cell">
      <style:table-cell-properties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D1" style:family="table-cell">
      <style:table-cell-properties fo:background-color="#0066ff" fo:padding="0.097cm" fo:border="0.05pt solid #000000">
        <style:background-image/>
      </style:table-cell-properties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3.704cm" style:rel-column-width="14280*"/>
    </style:style>
    <style:style style:name="Tableau10.B" style:family="table-column">
      <style:table-column-properties style:column-width="1.926cm" style:rel-column-width="7425*"/>
    </style:style>
    <style:style style:name="Tableau10.C" style:family="table-column">
      <style:table-column-properties style:column-width="1.924cm" style:rel-column-width="7419*"/>
    </style:style>
    <style:style style:name="Tableau10.D" style:family="table-column">
      <style:table-column-properties style:column-width="1.734cm" style:rel-column-width="6684*"/>
    </style:style>
    <style:style style:name="Tableau10.E" style:family="table-column">
      <style:table-column-properties style:column-width="7.71cm" style:rel-column-width="29727*"/>
    </style:style>
    <style:style style:name="Tableau10.A1" style:family="table-cell">
      <style:table-cell-properties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E1" style:family="table-cell">
      <style:table-cell-properties fo:background-color="#0066ff" fo:padding="0.097cm" fo:border="0.05pt solid #000000">
        <style:background-image/>
      </style:table-cell-properties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3.702cm" style:rel-column-width="14273*"/>
    </style:style>
    <style:style style:name="Tableau12.B" style:family="table-column">
      <style:table-column-properties style:column-width="1.926cm" style:rel-column-width="7425*"/>
    </style:style>
    <style:style style:name="Tableau12.C" style:family="table-column">
      <style:table-column-properties style:column-width="1.924cm" style:rel-column-width="7419*"/>
    </style:style>
    <style:style style:name="Tableau12.D" style:family="table-column">
      <style:table-column-properties style:column-width="1.734cm" style:rel-column-width="6684*"/>
    </style:style>
    <style:style style:name="Tableau12.E" style:family="table-column">
      <style:table-column-properties style:column-width="3.844cm" style:rel-column-width="14817*"/>
    </style:style>
    <style:style style:name="Tableau12.F" style:family="table-column">
      <style:table-column-properties style:column-width="3.87cm" style:rel-column-width="14917*"/>
    </style:style>
    <style:style style:name="Tableau12.A1" style:family="table-cell">
      <style:table-cell-properties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E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F1" style:family="table-cell">
      <style:table-cell-properties fo:background-color="#0066ff" fo:padding="0.097cm" fo:border="0.05pt solid #000000">
        <style:background-image/>
      </style:table-cell-properties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7.091cm" style:rel-column-width="27337*"/>
    </style:style>
    <style:style style:name="Tableau8.B" style:family="table-column">
      <style:table-column-properties style:column-width="9.908cm" style:rel-column-width="38198*"/>
    </style:style>
    <style:style style:name="Tableau8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dddddd" fo:padding="0.097cm" fo:border="0.05pt solid #000000">
        <style:background-image/>
      </style:table-cell-properties>
    </style:style>
    <style:style style:name="Tableau8.A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8.498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fo:background-color="#dddddd" fo:padding="0.097cm" fo:border="0.05pt solid #000000">
        <style:background-image/>
      </style:table-cell-properties>
    </style:style>
    <style:style style:name="Tableau11.A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8.498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B1" style:family="table-cell">
      <style:table-cell-properties fo:background-color="#6666ff" fo:padding="0.097cm" fo:border="0.05pt solid #000000">
        <style:background-image/>
      </style:table-cell-properties>
    </style:style>
    <style:style style:name="Tableau1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3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2.54cm" style:rel-column-width="9792*"/>
    </style:style>
    <style:style style:name="Tableau14.B" style:family="table-column">
      <style:table-column-properties style:column-width="2.143cm" style:rel-column-width="8262*"/>
    </style:style>
    <style:style style:name="Tableau14.C" style:family="table-column">
      <style:table-column-properties style:column-width="3.572cm" style:rel-column-width="13770*"/>
    </style:style>
    <style:style style:name="Tableau14.D" style:family="table-column">
      <style:table-column-properties style:column-width="7.276cm" style:rel-column-width="28051*"/>
    </style:style>
    <style:style style:name="Tableau14.E" style:family="table-column">
      <style:table-column-properties style:column-width="1.468cm" style:rel-column-width="5660*"/>
    </style:style>
    <style:style style:name="Tableau14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E1" style:family="table-cell">
      <style:table-cell-properties fo:background-color="#6666ff" fo:padding="0.097cm" fo:border="0.05pt solid #000000">
        <style:background-image/>
      </style:table-cell-properties>
    </style:style>
    <style:style style:name="Tableau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22" style:family="table-row">
      <style:table-row-properties style:min-row-height="0.145cm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2.514cm" style:rel-column-width="9690*"/>
    </style:style>
    <style:style style:name="Tableau16.B" style:family="table-column">
      <style:table-column-properties style:column-width="2.143cm" style:rel-column-width="8262*"/>
    </style:style>
    <style:style style:name="Tableau16.C" style:family="table-column">
      <style:table-column-properties style:column-width="3.572cm" style:rel-column-width="13770*"/>
    </style:style>
    <style:style style:name="Tableau16.D" style:family="table-column">
      <style:table-column-properties style:column-width="7.276cm" style:rel-column-width="28051*"/>
    </style:style>
    <style:style style:name="Tableau16.E" style:family="table-column">
      <style:table-column-properties style:column-width="1.494cm" style:rel-column-width="5762*"/>
    </style:style>
    <style:style style:name="Tableau16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C1" style:family="table-cell">
      <style:table-cell-properties style:vertical-align="middle"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E1" style:family="table-cell">
      <style:table-cell-properties style:vertical-align="middle" fo:background-color="#6666ff" fo:padding="0.097cm" fo:border="0.05pt solid #000000">
        <style:background-image/>
      </style:table-cell-properties>
    </style:style>
    <style:style style:name="Tableau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6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.20" style:family="table-row">
      <style:table-row-properties style:min-row-height="0.136cm"/>
    </style:style>
    <style:style style:name="Tableau17" style:family="table">
      <style:table-properties style:width="16.962cm" fo:margin-left="0.037cm" fo:margin-right="0cm" table:align="margins"/>
    </style:style>
    <style:style style:name="Tableau17.A" style:family="table-column">
      <style:table-column-properties style:column-width="2.514cm" style:rel-column-width="9711*"/>
    </style:style>
    <style:style style:name="Tableau17.B" style:family="table-column">
      <style:table-column-properties style:column-width="2.143cm" style:rel-column-width="8280*"/>
    </style:style>
    <style:style style:name="Tableau17.C" style:family="table-column">
      <style:table-column-properties style:column-width="3.572cm" style:rel-column-width="13800*"/>
    </style:style>
    <style:style style:name="Tableau17.D" style:family="table-column">
      <style:table-column-properties style:column-width="7.276cm" style:rel-column-width="28112*"/>
    </style:style>
    <style:style style:name="Tableau17.E" style:family="table-column">
      <style:table-column-properties style:column-width="1.457cm" style:rel-column-width="5632*"/>
    </style:style>
    <style:style style:name="Tableau17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C1" style:family="table-cell">
      <style:table-cell-properties style:vertical-align="middle"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E1" style:family="table-cell">
      <style:table-cell-properties fo:background-color="#6666ff" fo:padding="0.097cm" fo:border="0.05pt solid #000000">
        <style:background-image/>
      </style:table-cell-properties>
    </style:style>
    <style:style style:name="Tableau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7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.18" style:family="table-row">
      <style:table-row-properties style:min-row-height="0.658cm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2.514cm" style:rel-column-width="9690*"/>
    </style:style>
    <style:style style:name="Tableau15.B" style:family="table-column">
      <style:table-column-properties style:column-width="2.143cm" style:rel-column-width="8262*"/>
    </style:style>
    <style:style style:name="Tableau15.C" style:family="table-column">
      <style:table-column-properties style:column-width="3.572cm" style:rel-column-width="13770*"/>
    </style:style>
    <style:style style:name="Tableau15.D" style:family="table-column">
      <style:table-column-properties style:column-width="7.276cm" style:rel-column-width="28051*"/>
    </style:style>
    <style:style style:name="Tableau15.E" style:family="table-column">
      <style:table-column-properties style:column-width="1.494cm" style:rel-column-width="5762*"/>
    </style:style>
    <style:style style:name="Tableau15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C1" style:family="table-cell">
      <style:table-cell-properties style:vertical-align="middle"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E1" style:family="table-cell">
      <style:table-cell-properties style:vertical-align="middle" fo:background-color="#6666ff" fo:padding="0.097cm" fo:border="0.05pt solid #000000">
        <style:background-image/>
      </style:table-cell-properties>
    </style:style>
    <style:style style:name="Tableau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5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/>
    </style:style>
    <style:style style:name="P2" style:family="paragraph" style:parent-style-name="Text_20_body">
      <style:paragraph-properties fo:line-height="100%"/>
      <style:text-properties style:font-name="Calibri" fo:font-size="14pt" fo:language="en" fo:country="US" style:font-size-asian="14pt" style:font-size-complex="14pt"/>
    </style:style>
    <style:style style:name="P3" style:family="paragraph" style:parent-style-name="Footer">
      <style:paragraph-properties fo:text-align="start" style:justify-single-word="false"/>
      <style:text-properties style:font-name="Calibri2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Subtitle">
      <style:text-properties fo:language="en" fo:country="US" fo:font-weight="normal" style:font-weight-asian="normal" style:font-weight-complex="normal"/>
    </style:style>
    <style:style style:name="P6" style:family="paragraph" style:parent-style-name="Subtitle">
      <style:paragraph-properties fo:break-before="page"/>
      <style:text-properties fo:language="en" fo:country="US" fo:font-weight="normal" style:font-weight-asian="normal" style:font-weight-complex="normal"/>
    </style:style>
    <style:style style:name="P7" style:family="paragraph" style:parent-style-name="Text_20_body">
      <style:text-properties fo:language="en" fo:country="US" fo:font-weight="normal" style:font-weight-asian="normal" style:font-weight-complex="normal"/>
    </style:style>
    <style:style style:name="P8" style:family="paragraph" style:parent-style-name="First_20_line_20_indent">
      <style:text-properties fo:language="en" fo:country="US" fo:font-weight="normal" style:font-weight-asian="normal" style:font-weight-complex="normal"/>
    </style:style>
    <style:style style:name="P9" style:family="paragraph" style:parent-style-name="Heading">
      <style:paragraph-properties fo:break-before="page"/>
      <style:text-properties fo:language="en" fo:country="US"/>
    </style:style>
    <style:style style:name="P10" style:family="paragraph" style:parent-style-name="Text_20_body">
      <style:paragraph-properties fo:break-before="page"/>
      <style:text-properties fo:language="en" fo:country="US"/>
    </style:style>
    <style:style style:name="P11" style:family="paragraph" style:parent-style-name="Heading">
      <style:text-properties fo:language="en" fo:country="US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4" style:family="paragraph" style:parent-style-name="Text_20_body">
      <style:text-properties fo:language="en" fo:country="US" officeooo:rsid="0020fe8c" officeooo:paragraph-rsid="0020fe8c"/>
    </style:style>
    <style:style style:name="P15" style:family="paragraph" style:parent-style-name="Text_20_body">
      <style:text-properties fo:language="en" fo:country="US" officeooo:rsid="0020fe8c" officeooo:paragraph-rsid="00237076"/>
    </style:style>
    <style:style style:name="P16" style:family="paragraph" style:parent-style-name="Text_20_body">
      <style:text-properties fo:language="en" fo:country="US" officeooo:rsid="00237076" officeooo:paragraph-rsid="00237076"/>
    </style:style>
    <style:style style:name="P17" style:family="paragraph" style:parent-style-name="Subtitle">
      <style:text-properties fo:font-weight="normal" style:font-weight-asian="normal" style:font-weight-complex="normal"/>
    </style:style>
    <style:style style:name="P18" style:family="paragraph" style:parent-style-name="Heading">
      <style:paragraph-properties fo:break-before="page"/>
      <style:text-properties fo:font-weight="normal" style:font-weight-asian="normal" style:font-weight-complex="normal"/>
    </style:style>
    <style:style style:name="P19" style:family="paragraph" style:parent-style-name="Subtitle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0" style:family="paragraph" style:parent-style-name="Heading">
      <style:text-properties fo:font-weight="normal" style:font-weight-asian="normal" style:font-weight-complex="normal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First_20_line_20_indent">
      <style:text-properties fo:font-weight="normal" style:font-weight-asian="normal" style:font-weight-complex="normal"/>
    </style:style>
    <style:style style:name="P23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24" style:family="paragraph" style:parent-style-name="Heading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style:font-name="Calibri3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font-name="Calibri3" fo:language="en" fo:country="US" fo:font-weight="bold" style:font-weight-asian="bold" style:font-weight-complex="bold"/>
    </style:style>
    <style:style style:name="P29" style:family="paragraph" style:parent-style-name="Table_20_Heading">
      <style:paragraph-properties fo:text-align="center" style:justify-single-word="false"/>
      <style:text-properties fo:color="#ffffff" loext:opacity="100%" style:font-name="Calibri3" fo:language="en" fo:country="US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style:font-name="Calibri3" fo:font-size="8pt" fo:language="en" fo:country="US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Calibri3"/>
    </style:style>
    <style:style style:name="P32" style:family="paragraph" style:parent-style-name="Table_20_Contents">
      <style:paragraph-properties fo:text-align="center" style:justify-single-word="false"/>
      <style:text-properties style:font-name="Calibri3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3"/>
    </style:style>
    <style:style style:name="P34" style:family="paragraph" style:parent-style-name="Table_20_Contents">
      <style:paragraph-properties fo:text-align="center" style:justify-single-word="false"/>
      <style:text-properties style:font-name="Calibri3" fo:language="en" fo:country="US" fo:font-weight="normal" style:font-weight-asian="normal" style:font-weight-complex="normal"/>
    </style:style>
    <style:style style:name="P35" style:family="paragraph" style:parent-style-name="Table_20_Heading">
      <loext:graphic-properties draw:fill="solid" draw:fill-color="#eeeeee" draw:opacity="100%"/>
      <style:paragraph-properties fo:text-align="center" style:justify-single-word="false" fo:background-color="#eeeeee"/>
      <style:text-properties style:font-name="Calibri3" fo:language="en" fo:country="US" fo:font-weight="normal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Calibri3" fo:language="en" fo:country="US"/>
    </style:style>
    <style:style style:name="P37" style:family="paragraph" style:parent-style-name="Table_20_Contents">
      <style:paragraph-properties fo:text-align="center" style:justify-single-word="false"/>
      <style:text-properties style:font-name="Calibri3" fo:font-style="italic" style:font-style-asian="italic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style:font-name="Calibri3" fo:font-style="italic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alibri3" fo:font-style="normal" style:font-style-asian="normal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alibri3"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alibri3" fo:font-weight="normal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Calibri3" fo:font-weight="normal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Calibri3" fo:font-style="italic" fo:font-weight="normal" style:font-style-asian="italic" style:font-weight-asian="normal" style:font-style-complex="italic" style:font-weight-complex="normal"/>
    </style:style>
    <style:style style:name="P44" style:family="paragraph" style:parent-style-name="Text_20_body">
      <style:text-properties officeooo:rsid="00237076" officeooo:paragraph-rsid="00237076"/>
    </style:style>
    <style:style style:name="P45" style:family="paragraph" style:parent-style-name="Text_20_body">
      <style:text-properties fo:font-style="italic" fo:font-weight="normal" officeooo:rsid="002a8105" officeooo:paragraph-rsid="002a8105" style:font-style-asian="italic" style:font-weight-asian="normal" style:font-style-complex="italic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alibri3" fo:font-weight="bol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3" fo:font-weight="bold" officeooo:paragraph-rsid="002c8176" style:font-weight-asian="bold" style:font-weight-complex="bold"/>
    </style:style>
    <style:style style:name="P48" style:family="paragraph" style:parent-style-name="Text_20_body" style:list-style-name="L1">
      <style:paragraph-properties fo:line-height="200%"/>
      <style:text-properties style:font-name="Calibri" fo:font-size="14pt" fo:language="en" fo:country="US" style:font-size-asian="14pt" style:font-size-complex="14pt"/>
    </style:style>
    <style:style style:name="P49" style:family="paragraph" style:parent-style-name="Text_20_body" style:list-style-name="L2">
      <style:text-properties fo:language="en" fo:country="US"/>
    </style:style>
    <style:style style:name="P50" style:family="paragraph" style:parent-style-name="Text_20_body">
      <style:text-properties fo:language="en" fo:country="US" officeooo:rsid="0021feb5" officeooo:paragraph-rsid="0021feb5"/>
    </style:style>
    <style:style style:name="P51" style:family="paragraph" style:parent-style-name="Text_20_body">
      <style:text-properties fo:language="en" fo:country="US" fo:font-weight="normal" style:font-weight-asian="normal" style:font-weight-complex="normal"/>
    </style:style>
    <style:style style:name="P52" style:family="paragraph" style:parent-style-name="Text_20_body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3424" style:font-weight-asian="bold" style:font-weight-complex="bold"/>
    </style:style>
    <style:style style:name="T3" style:family="text">
      <style:text-properties fo:font-weight="bold" officeooo:rsid="002944c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53d6" style:font-weight-asian="normal" style:font-weight-complex="normal"/>
    </style:style>
    <style:style style:name="T6" style:family="text">
      <style:text-properties fo:font-weight="normal" officeooo:rsid="00286a03" style:font-weight-asian="normal" style:font-weight-complex="normal"/>
    </style:style>
    <style:style style:name="T7" style:family="text">
      <style:text-properties fo:font-weight="normal" officeooo:rsid="00293424" style:font-weight-asian="normal" style:font-weight-complex="normal"/>
    </style:style>
    <style:style style:name="T8" style:family="text">
      <style:text-properties fo:font-weight="normal" officeooo:rsid="002a8105" style:font-weight-asian="normal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f4a1f"/>
    </style:style>
    <style:style style:name="T13" style:family="text">
      <style:text-properties officeooo:rsid="0021feb5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1feb5"/>
    </style:style>
    <style:style style:name="T16" style:family="text">
      <style:text-properties officeooo:rsid="00237076"/>
    </style:style>
    <style:style style:name="T17" style:family="text">
      <style:text-properties officeooo:rsid="0024bc3b"/>
    </style:style>
    <style:style style:name="T18" style:family="text">
      <style:text-properties officeooo:rsid="00275351"/>
    </style:style>
    <style:style style:name="T19" style:family="text">
      <style:text-properties officeooo:rsid="00293424"/>
    </style:style>
    <style:style style:name="T20" style:family="text">
      <style:text-properties officeooo:rsid="002a8105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officeooo:rsid="002b6aa5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>HBC-2 Instruction Manual</text:p>
      <text:p text:style-name="P12"/>
      <text:p text:style-name="P12"/>
      <text:p text:style-name="P12"/>
      <text:p text:style-name="P12"/>
      <text:p text:style-name="P12"/>
      <text:p text:style-name="P4">Summary</text:p>
      <text:p text:style-name="P12"/>
      <text:list xml:id="list514524176" text:style-name="L1">
        <text:list-item>
          <text:p text:style-name="P48">Generalities</text:p>
        </text:list-item>
        <text:list-item>
          <text:p text:style-name="P48">Instruction format and ad<text:span text:style-name="T12">d</text:span>ressing modes</text:p>
        </text:list-item>
        <text:list-item>
          <text:p text:style-name="P48">RAM and I/O interfaces</text:p>
        </text:list-item>
        <text:list-item>
          <text:p text:style-name="P48">Interrupts</text:p>
        </text:list-item>
        <text:list-item>
          <text:p text:style-name="P48">Instruction set</text:p>
        </text:list-item>
      </text:list>
      <text:p text:style-name="P2"/>
      <text:p text:style-name="P9"/>
      <text:p text:style-name="P11"/>
      <text:p text:style-name="P11">Generalities</text:p>
      <text:p text:style-name="P12"/>
      <text:p text:style-name="P12"/>
      <text:p text:style-name="P12"><text:tab/>The HomeBrew Computer 2 (or HBC-2) is a home made 8 bit CPU designed to understand the basics of computer science via a simplified central processing unit.</text:p>
      <text:p text:style-name="P12">No chip implementing this CPU design exists to this day, but an FPGA implementation is possible, given enough work.</text:p>
      <text:p text:style-name="P12"/>
      <text:p text:style-name="P13">Specifications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9">Data bus width</text:p>
            </table:table-cell>
            <table:table-cell table:style-name="Tableau1.B1" office:value-type="string">
              <text:p text:style-name="P35">8 bits</text:p>
            </table:table-cell>
          </table:table-row>
        </table:table-header-rows>
        <table:table-row>
          <table:table-cell table:style-name="Tableau1.A2" office:value-type="string">
            <text:p text:style-name="P29">Address bus width</text:p>
          </table:table-cell>
          <table:table-cell table:style-name="Tableau1.B2" office:value-type="string">
            <text:p text:style-name="P35">16 bits</text:p>
          </table:table-cell>
        </table:table-row>
        <table:table-row>
          <table:table-cell table:style-name="Tableau1.A2" office:value-type="string">
            <text:p text:style-name="P28">RAM maximum capacity</text:p>
          </table:table-cell>
          <table:table-cell table:style-name="Tableau1.B2" office:value-type="string">
            <text:p text:style-name="P34">64 kB</text:p>
          </table:table-cell>
        </table:table-row>
        <table:table-row>
          <table:table-cell table:style-name="Tableau1.A2" office:value-type="string">
            <text:p text:style-name="P28">Clock frequency</text:p>
          </table:table-cell>
          <table:table-cell table:style-name="Tableau1.B2" office:value-type="string">
            <text:p text:style-name="P34">1-16 MHz</text:p>
          </table:table-cell>
        </table:table-row>
        <table:table-row>
          <table:table-cell table:style-name="Tableau1.A2" office:value-type="string">
            <text:p text:style-name="P28">Instruction size</text:p>
          </table:table-cell>
          <table:table-cell table:style-name="Tableau1.B2" office:value-type="string">
            <text:p text:style-name="P34">32 bits</text:p>
          </table:table-cell>
        </table:table-row>
        <table:table-row>
          <table:table-cell table:style-name="Tableau1.A2" office:value-type="string">
            <text:p text:style-name="P28">Instruction set size</text:p>
          </table:table-cell>
          <table:table-cell table:style-name="Tableau1.B6" office:value-type="float" office:value="48">
            <text:p text:style-name="P34">48</text:p>
          </table:table-cell>
        </table:table-row>
        <table:table-row>
          <table:table-cell table:style-name="Tableau1.A2" office:value-type="string">
            <text:p text:style-name="P28">Architecture</text:p>
          </table:table-cell>
          <table:table-cell table:style-name="Tableau1.B2" office:value-type="string">
            <text:p text:style-name="P34">Von Neumann / RISC</text:p>
          </table:table-cell>
        </table:table-row>
        <table:table-row>
          <table:table-cell table:style-name="Tableau1.A2" office:value-type="string">
            <text:p text:style-name="P28">Stack size</text:p>
          </table:table-cell>
          <table:table-cell table:style-name="Tableau1.B2" office:value-type="string">
            <text:p text:style-name="P34">256 bytes</text:p>
          </table:table-cell>
        </table:table-row>
        <table:table-row>
          <table:table-cell table:style-name="Tableau1.A2" office:value-type="string">
            <text:p text:style-name="P28">I/O ports</text:p>
          </table:table-cell>
          <table:table-cell table:style-name="Tableau1.B6" office:value-type="float" office:value="256">
            <text:p text:style-name="P34">256</text:p>
          </table:table-cell>
        </table:table-row>
      </table:table>
      <text:p text:style-name="P12"/>
      <text:p text:style-name="P10"/>
      <text:p text:style-name="P11"/>
      <text:p text:style-name="P11"/>
      <text:p text:style-name="P11">Instruction format</text:p>
      <text:p text:style-name="P11">and addressing modes</text:p>
      <text:p text:style-name="P12"/>
      <text:p text:style-name="P12"/>
      <text:p text:style-name="P4">Instructions</text:p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30">Operand (6b)</text:p>
          </table:table-cell>
          <table:table-cell table:style-name="Tableau2.B1" office:value-type="string">
            <text:p text:style-name="P30">A.M. (4b)</text:p>
          </table:table-cell>
          <table:table-cell table:style-name="Tableau2.C1" office:value-type="string">
            <text:p text:style-name="P30">Reg1 (3b)</text:p>
          </table:table-cell>
          <table:table-cell table:style-name="Tableau2.C1" office:value-type="string">
            <text:p text:style-name="P30">Reg2 (3b)</text:p>
          </table:table-cell>
          <table:table-cell table:style-name="Tableau2.E1" office:value-type="string">
            <text:p text:style-name="P30">V1 (8b)</text:p>
          </table:table-cell>
          <table:table-cell table:style-name="Tableau2.F1" office:value-type="string">
            <text:p text:style-name="P30">V2 (8b)</text:p>
          </table:table-cell>
        </table:table-row>
      </table:table>
      <text:p text:style-name="P12"/>
      <text:p text:style-name="P12"><text:tab/><text:span text:style-name="T1">Instructions are 32 bits (or 4 bytes) long, divided in 4 sections :</text:span></text:p>
      <text:list xml:id="list1794886631" text:style-name="L2">
        <text:list-item>
          <text:p text:style-name="P49">A 6 bits operand (64 instructions maximum, 4<text:span text:style-name="T12">8</text:span> implemented),</text:p>
        </text:list-item>
        <text:list-item>
          <text:p text:style-name="P49">A 4 bits addressing mode (16 addressing modes maximum, 8 implemented),</text:p>
        </text:list-item>
        <text:list-item>
          <text:p text:style-name="P49">Two 3 bits register selectors (8 registers, A, B, C, D, I, J, X, Y),</text:p>
        </text:list-item>
        <text:list-item>
          <text:p text:style-name="P49">Two 8 bits user-defined values.</text:p>
        </text:list-item>
      </text:list>
      <text:p text:style-name="P5"/>
      <text:p text:style-name="P6"/>
      <text:p text:style-name="P5"/>
      <text:p text:style-name="P5">Addressing modes (A.M.)</text:p>
      <text:p text:style-name="P7"/>
      <text:p text:style-name="P7"><text:tab/>Many instructions can work in multiple addressing modes. The instruction set described at the end of this manual gives information about which addressing modes you can use for each instruction.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8">Reg</text:p>
          </table:table-cell>
          <table:table-cell table:style-name="Tableau3.B1" office:value-type="string">
            <text:p text:style-name="P36">0x1</text:p>
          </table:table-cell>
        </table:table-row>
        <table:table-row>
          <table:table-cell table:style-name="Tableau3.A2" office:value-type="string">
            <text:p text:style-name="P28">Reg / Imm8</text:p>
          </table:table-cell>
          <table:table-cell table:style-name="Tableau3.B2" office:value-type="string">
            <text:p text:style-name="P36">0x2</text:p>
          </table:table-cell>
        </table:table-row>
        <table:table-row>
          <table:table-cell table:style-name="Tableau3.A2" office:value-type="string">
            <text:p text:style-name="P28">Reg / Ram</text:p>
          </table:table-cell>
          <table:table-cell table:style-name="Tableau3.B2" office:value-type="string">
            <text:p text:style-name="P36">0x3</text:p>
          </table:table-cell>
        </table:table-row>
        <table:table-row>
          <table:table-cell table:style-name="Tableau3.A2" office:value-type="string">
            <text:p text:style-name="P28">RamReg / ImmReg</text:p>
          </table:table-cell>
          <table:table-cell table:style-name="Tableau3.B2" office:value-type="string">
            <text:p text:style-name="P36">0x4</text:p>
          </table:table-cell>
        </table:table-row>
        <table:table-row>
          <table:table-cell table:style-name="Tableau3.A2" office:value-type="string">
            <text:p text:style-name="P28">Reg16</text:p>
          </table:table-cell>
          <table:table-cell table:style-name="Tableau3.B2" office:value-type="string">
            <text:p text:style-name="P36">0x5</text:p>
          </table:table-cell>
        </table:table-row>
        <table:table-row>
          <table:table-cell table:style-name="Tableau3.A2" office:value-type="string">
            <text:p text:style-name="P28">Imm16</text:p>
          </table:table-cell>
          <table:table-cell table:style-name="Tableau3.B2" office:value-type="string">
            <text:p text:style-name="P36">0x6</text:p>
          </table:table-cell>
        </table:table-row>
        <table:table-row>
          <table:table-cell table:style-name="Tableau3.A2" office:value-type="string">
            <text:p text:style-name="P28">Imm8</text:p>
          </table:table-cell>
          <table:table-cell table:style-name="Tableau3.B2" office:value-type="string">
            <text:p text:style-name="P36">0x7</text:p>
          </table:table-cell>
        </table:table-row>
      </table:table>
      <text:p text:style-name="P4"/>
      <text:p text:style-name="P4">Re<text:span text:style-name="T17">g</text:span></text:p>
      <text:p text:style-name="P14">Two <text:span text:style-name="T16">8-bit</text:span> values retrieved from register<text:span text:style-name="T17">s</text:span> 1 and 2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30">Operand (6b)</text:p>
          </table:table-cell>
          <table:table-cell table:style-name="Tableau4.B1" office:value-type="string">
            <text:p text:style-name="P30">0x1</text:p>
          </table:table-cell>
          <table:table-cell table:style-name="Tableau4.C1" office:value-type="string">
            <text:p text:style-name="P30">Reg1 (3b)</text:p>
          </table:table-cell>
          <table:table-cell table:style-name="Tableau4.C1" office:value-type="string">
            <text:p text:style-name="P30">Reg2 (3b)</text:p>
          </table:table-cell>
          <table:table-cell table:style-name="Tableau4.E1" office:value-type="string">
            <text:p text:style-name="P30">0x00</text:p>
          </table:table-cell>
          <table:table-cell table:style-name="Tableau4.F1" office:value-type="string">
            <text:p text:style-name="P30">0x00</text:p>
          </table:table-cell>
        </table:table-row>
      </table:table>
      <text:p text:style-name="P12"/>
      <text:p text:style-name="P4">Reg / Imm8</text:p>
      <text:p text:style-name="P14">One 8-bit value retrieved from register 1 and one user-defined 8-bit value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0">Operand (6b)</text:p>
          </table:table-cell>
          <table:table-cell table:style-name="Tableau5.B1" office:value-type="string">
            <text:p text:style-name="P30">0x2</text:p>
          </table:table-cell>
          <table:table-cell table:style-name="Tableau5.C1" office:value-type="string">
            <text:p text:style-name="P30">Reg1 (3b)</text:p>
          </table:table-cell>
          <table:table-cell table:style-name="Tableau5.C1" office:value-type="string">
            <text:p text:style-name="P30">0x0</text:p>
          </table:table-cell>
          <table:table-cell table:style-name="Tableau5.E1" office:value-type="string">
            <text:p text:style-name="P30">V1 (8b)</text:p>
          </table:table-cell>
          <table:table-cell table:style-name="Tableau5.F1" office:value-type="string">
            <text:p text:style-name="P30">0x00</text:p>
          </table:table-cell>
        </table:table-row>
      </table:table>
      <text:p text:style-name="P12"/>
      <text:p text:style-name="P4">Reg / Ram</text:p>
      <text:p text:style-name="P14">One user-defined 16-bit value <text:span text:style-name="T16">and one 8-bit value retrieved from register 1.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0">Operand (6b)</text:p>
          </table:table-cell>
          <table:table-cell table:style-name="Tableau6.B1" office:value-type="string">
            <text:p text:style-name="P30">0x3</text:p>
          </table:table-cell>
          <table:table-cell table:style-name="Tableau6.C1" office:value-type="string">
            <text:p text:style-name="P30">Reg1 (3b)</text:p>
          </table:table-cell>
          <table:table-cell table:style-name="Tableau6.C1" office:value-type="string">
            <text:p text:style-name="P30">0x0</text:p>
          </table:table-cell>
          <table:table-cell table:style-name="Tableau6.E1" office:value-type="string">
            <text:p text:style-name="P30">Vx (16b)</text:p>
          </table:table-cell>
        </table:table-row>
      </table:table>
      <text:p text:style-name="P12"/>
      <text:p text:style-name="P4"><text:soft-page-break/>RamReg / ImmReg</text:p>
      <text:p text:style-name="P14">Register 1 and 2 <text:span text:style-name="T16">concatenated </text:span><text:span text:style-name="T13">as a 16-bit address to retrieve one </text:span><text:span text:style-name="T16">8-bit value</text:span><text:span text:style-name="T13"> from memory.</text:span></text:p>
      <text:p text:style-name="P50">Register 1 is the most significant byte (MSB).</text:p>
      <text:p text:style-name="P44"><text:span text:style-name="T15">T</text:span><text:span text:style-name="T14">he 8-bit value in register 3 is used directly.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30">Operand (6b)</text:p>
          </table:table-cell>
          <table:table-cell table:style-name="Tableau7.B1" office:value-type="string">
            <text:p text:style-name="P30">0x4</text:p>
          </table:table-cell>
          <table:table-cell table:style-name="Tableau7.C1" office:value-type="string">
            <text:p text:style-name="P30">Rx (14b)</text:p>
          </table:table-cell>
          <table:table-cell table:style-name="Tableau7.D1" office:value-type="string">
            <text:p text:style-name="P30">0x00</text:p>
          </table:table-cell>
        </table:table-row>
      </table:table>
      <text:p text:style-name="P12"/>
      <text:p text:style-name="P4">Reg16</text:p>
      <text:p text:style-name="P14">Register 1 and 2 are concatenated <text:span text:style-name="T16">in a 16-bit value</text:span> <text:span text:style-name="T16">used directly.</text:span></text:p>
      <text:p text:style-name="P14">Register 1 is the most significant byte (MSB).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30">Operand (6b)</text:p>
          </table:table-cell>
          <table:table-cell table:style-name="Tableau9.B1" office:value-type="string">
            <text:p text:style-name="P30">0x6</text:p>
          </table:table-cell>
          <table:table-cell table:style-name="Tableau9.C1" office:value-type="string">
            <text:p text:style-name="P30">Rx (14b)</text:p>
          </table:table-cell>
          <table:table-cell table:style-name="Tableau9.D1" office:value-type="string">
            <text:p text:style-name="P30">0x00</text:p>
          </table:table-cell>
        </table:table-row>
      </table:table>
      <text:p text:style-name="P12"/>
      <text:p text:style-name="P4">Imm16</text:p>
      <text:p text:style-name="P15">One user-defined 16-bit value.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30">Operand (6b)</text:p>
          </table:table-cell>
          <table:table-cell table:style-name="Tableau10.B1" office:value-type="string">
            <text:p text:style-name="P30">0x7</text:p>
          </table:table-cell>
          <table:table-cell table:style-name="Tableau10.C1" office:value-type="string">
            <text:p text:style-name="P30">0x0</text:p>
          </table:table-cell>
          <table:table-cell table:style-name="Tableau10.C1" office:value-type="string">
            <text:p text:style-name="P30">0x0</text:p>
          </table:table-cell>
          <table:table-cell table:style-name="Tableau10.E1" office:value-type="string">
            <text:p text:style-name="P30">Vx (16b)</text:p>
          </table:table-cell>
        </table:table-row>
      </table:table>
      <text:p text:style-name="P12"/>
      <text:p text:style-name="P4">Imm8</text:p>
      <text:p text:style-name="P16">One user-defined 8-bit value.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>
          <table:table-cell table:style-name="Tableau12.A1" office:value-type="string">
            <text:p text:style-name="P30">Operand (6b)</text:p>
          </table:table-cell>
          <table:table-cell table:style-name="Tableau12.B1" office:value-type="string">
            <text:p text:style-name="P30">0x9</text:p>
          </table:table-cell>
          <table:table-cell table:style-name="Tableau12.C1" office:value-type="string">
            <text:p text:style-name="P30">0x0</text:p>
          </table:table-cell>
          <table:table-cell table:style-name="Tableau12.C1" office:value-type="string">
            <text:p text:style-name="P30">0x0</text:p>
          </table:table-cell>
          <table:table-cell table:style-name="Tableau12.E1" office:value-type="string">
            <text:p text:style-name="P30">V1 (8b)</text:p>
          </table:table-cell>
          <table:table-cell table:style-name="Tableau12.F1" office:value-type="string">
            <text:p text:style-name="P30">0x00</text:p>
          </table:table-cell>
        </table:table-row>
      </table:table>
      <text:p text:style-name="P12"/>
      <text:p text:style-name="P9"/>
      <text:p text:style-name="P11"/>
      <text:p text:style-name="P11">RAM and I/O interfaces</text:p>
      <text:p text:style-name="P12"/>
      <text:p text:style-name="P12"/>
      <text:p text:style-name="P12"><text:tab/>The microprocessor uses two buses to access data from <text:span text:style-name="T18">external devices</text:span>, one for <text:span text:style-name="T1">data</text:span><text:span text:style-name="T4">, and one for the </text:span><text:span text:style-name="T1">address</text:span><text:span text:style-name="T4">. Those buses are used both to access RAM and I/O devices. Accessing I/O devices is done via the I/O Driver chip, </text:span><text:span text:style-name="T1">IOD</text:span><text:span text:style-name="T4">, which is specifically design for this CPU, and handles both I/O access</text:span><text:span text:style-name="T6">es</text:span><text:span text:style-name="T4"> and I/O interrupts.</text:span></text:p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8">Data bus width</text:p>
          </table:table-cell>
          <table:table-cell table:style-name="Tableau8.B1" office:value-type="string">
            <text:p text:style-name="P36">8 bits <text:s text:c="17"/></text:p>
          </table:table-cell>
        </table:table-row>
        <table:table-row>
          <table:table-cell table:style-name="Tableau8.A2" office:value-type="string">
            <text:p text:style-name="P28">Address bus width <text:span text:style-name="T9">(RAM)</text:span></text:p>
          </table:table-cell>
          <table:table-cell table:style-name="Tableau8.B2" office:value-type="string">
            <text:p text:style-name="P36">16 bits <text:span text:style-name="T10">(64 kB) <text:s text:c="2"/></text:span></text:p>
          </table:table-cell>
        </table:table-row>
        <table:table-row>
          <table:table-cell table:style-name="Tableau8.A2" office:value-type="string">
            <text:p text:style-name="P28">Address bus width <text:span text:style-name="T9">(I/O) <text:s text:c="2"/></text:span></text:p>
          </table:table-cell>
          <table:table-cell table:style-name="Tableau8.B2" office:value-type="string">
            <text:p text:style-name="P36">8 bits <text:span text:style-name="T10">(256 ports)</text:span></text:p>
          </table:table-cell>
        </table:table-row>
      </table:table>
      <text:p text:style-name="P7"/>
      <text:p text:style-name="P12"><text:span text:style-name="T4">This means that when accessing </text:span><text:span text:style-name="T1">I/O ports</text:span><text:span text:style-name="T4">, the CPU only uses the </text:span><text:span text:style-name="T2">8</text:span><text:span text:style-name="T1"> </text:span><text:span text:style-name="T2">least significant</text:span><text:span text:style-name="T1"> bits</text:span> of the address bus<text:span text:style-name="T4">. Whatever is on the 8 other bits is left unused. The port number is read by the IOD chip, which is trig</text:span><text:span text:style-name="T5">g</text:span><text:span text:style-name="T4">ered by the IE pin (I/O Enable).</text:span></text:p>
      <text:p text:style-name="P7"/>
      <text:p text:style-name="P7"/>
      <text:p text:style-name="P5">Control lines</text:p>
      <text:p text:style-name="P7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8">RAM</text:p>
          </table:table-cell>
          <table:table-cell table:style-name="Tableau11.B1" office:value-type="string">
            <text:p text:style-name="P36">RW <text:span text:style-name="T10">(Read / Write)</text:span><text:span text:style-name="T11"> + RE </text:span><text:span text:style-name="T10">(Ram Enable)</text:span></text:p>
          </table:table-cell>
        </table:table-row>
        <table:table-row>
          <table:table-cell table:style-name="Tableau11.A2" office:value-type="string">
            <text:p text:style-name="P28">I/O access</text:p>
          </table:table-cell>
          <table:table-cell table:style-name="Tableau11.B2" office:value-type="string">
            <text:p text:style-name="P36">RW <text:span text:style-name="T10">(Read / Write)</text:span><text:span text:style-name="T11"> + IE </text:span><text:span text:style-name="T10">(I/O Enable) <text:s text:c="3"/></text:span></text:p>
          </table:table-cell>
        </table:table-row>
      </table:table>
      <text:p text:style-name="P7"/>
      <text:p text:style-name="P12"><text:span text:style-name="T4">To access data from </text:span><text:span text:style-name="T1">RAM</text:span><text:span text:style-name="T4">, the CPU sets the R/W pin accordingly, and sets the </text:span><text:span text:style-name="T1">RE pin</text:span><text:span text:style-name="T4"> to </text:span><text:span text:style-name="T1">HIGH</text:span><text:span text:style-name="T4">.</text:span></text:p>
      <text:p text:style-name="P12"><text:span text:style-name="T4">To access data from </text:span><text:span text:style-name="T1">I/O</text:span><text:span text:style-name="T4">, the CPU sets the R/W pin accordingly, and sets the </text:span><text:span text:style-name="T1">IE pin</text:span><text:span text:style-name="T4"> to </text:span><text:span text:style-name="T1">HIGH</text:span><text:span text:style-name="T4">.</text:span></text:p>
      <text:p text:style-name="P7"/>
      <text:p text:style-name="P8">When the RE pin is set to HIGH, the IE pin is always set to LOW, and vice versa.</text:p>
      <text:p text:style-name="P21"/>
      <text:p text:style-name="P18"/>
      <text:p text:style-name="P20"/>
      <text:p text:style-name="P24">Interrupts</text:p>
      <text:p text:style-name="P25"/>
      <text:p text:style-name="P25"/>
      <text:p text:style-name="P25"><text:tab/><text:span text:style-name="T4">To handle interrupts, the microprocessor implements </text:span><text:span text:style-name="T7">two</text:span><text:span text:style-name="T4"> </text:span><text:span text:style-name="T7">control</text:span><text:span text:style-name="T4"> </text:span><text:span text:style-name="T7">lines</text:span><text:span text:style-name="T4">, </text:span>INT <text:span text:style-name="T7">(pending interrupt)</text:span><text:span text:style-name="T19"> </text:span><text:span text:style-name="T7">and</text:span><text:span text:style-name="T19"> INR </text:span><text:span text:style-name="T7">(interrupt ready)</text:span><text:span text:style-name="T4">, that can be trigerred by the </text:span><text:span text:style-name="T7">CPU and the</text:span><text:span text:style-name="T4"> IOD chip.</text:span></text:p>
      <text:p text:style-name="P21"/>
      <text:p text:style-name="P17">CPU side</text:p>
      <text:p text:style-name="P21"/>
      <text:p text:style-name="Text_20_body"><text:span text:style-name="T4">The CPU is not necessarily ready to handle interrupts. An </text:span><text:span text:style-name="T1">interrupt flag</text:span><text:span text:style-name="T4"> is implemented in the flag register. When this flag is </text:span><text:span text:style-name="T3">set</text:span><text:span text:style-name="T4">, the CPU is capable of handling interrupts. Two instructions control this behaviour : </text:span><text:span text:style-name="T1">STI </text:span><text:span text:style-name="T4">(Set Interrupt flag), and </text:span><text:span text:style-name="T1">CLI</text:span><text:span text:style-name="T4"> (Clear Interrupt flag).</text:span></text:p>
      <text:p text:style-name="Text_20_body"><text:span text:style-name="T4">When the CPU has received an interrupt, and is ready to manage it, it retrieves the I/O port number via the IOD chip, and then jumps to a memory location defined by the programmer in the</text:span><text:span text:style-name="T1"> interrupt vector table (IVT)</text:span><text:span text:style-name="T4">.</text:span></text:p>
      <text:p text:style-name="Text_20_body"><text:span text:style-name="T4">The interrupt vector table is a </text:span><text:span text:style-name="T1">512 bytes</text:span><text:span text:style-name="T4"> memory block in the RAM, located from address </text:span><text:span text:style-name="T1">0x0100</text:span><text:span text:style-name="T4"> to address </text:span><text:span text:style-name="T1">0x02FF</text:span><text:span text:style-name="T4">. Those address holds pointers that the CPU uses to set the </text:span><text:span text:style-name="T1">PC </text:span><text:span text:style-name="T4">(Program Counter register). As a reminder, RAM addresses are 2 bytes long, and there are 256 I/O ports that are numbered from 0x00 to 0xFF.</text:span></text:p>
      <text:p text:style-name="P21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7">I/O port number</text:p>
          </table:table-cell>
          <table:table-cell table:style-name="Tableau13.B1" office:value-type="string">
            <text:p text:style-name="P27">Address in the IVT</text:p>
          </table:table-cell>
        </table:table-row>
        <table:table-row>
          <table:table-cell table:style-name="Tableau13.A2" office:value-type="string">
            <text:p text:style-name="P33">0x00</text:p>
          </table:table-cell>
          <table:table-cell table:style-name="Tableau13.B2" office:value-type="string">
            <text:p text:style-name="P33">0x0100 &lt;&lt; 0x0101</text:p>
          </table:table-cell>
        </table:table-row>
        <table:table-row>
          <table:table-cell table:style-name="Tableau13.A2" office:value-type="string">
            <text:p text:style-name="P33">0x01</text:p>
          </table:table-cell>
          <table:table-cell table:style-name="Tableau13.B2" office:value-type="string">
            <text:p text:style-name="P33">0x0102 &lt;&lt; 0x0103</text:p>
          </table:table-cell>
        </table:table-row>
        <table:table-row>
          <table:table-cell table:style-name="Tableau13.A2" office:value-type="string">
            <text:p text:style-name="P37">[...]</text:p>
          </table:table-cell>
          <table:table-cell table:style-name="Tableau13.B2" office:value-type="string">
            <text:p text:style-name="P37">[...]</text:p>
          </table:table-cell>
        </table:table-row>
        <table:table-row>
          <table:table-cell table:style-name="Tableau13.A2" office:value-type="string">
            <text:p text:style-name="P39">0xFE</text:p>
          </table:table-cell>
          <table:table-cell table:style-name="Tableau13.B2" office:value-type="string">
            <text:p text:style-name="P39">0x02FC &lt;&lt; 0x02FD</text:p>
          </table:table-cell>
        </table:table-row>
        <table:table-row>
          <table:table-cell table:style-name="Tableau13.A2" office:value-type="string">
            <text:p text:style-name="P39">0xFF</text:p>
          </table:table-cell>
          <table:table-cell table:style-name="Tableau13.B2" office:value-type="string">
            <text:p text:style-name="P39">0x02FE &lt;&lt; 0x02FF</text:p>
          </table:table-cell>
        </table:table-row>
      </table:table>
      <text:p text:style-name="P21"/>
      <text:p text:style-name="P21"/>
      <text:p text:style-name="P21"/>
      <text:p text:style-name="P21"><text:soft-page-break/></text:p>
      <text:p text:style-name="P19"/>
      <text:p text:style-name="P25">Procedure :</text:p>
      <text:list xml:id="list2775338465" text:style-name="L3">
        <text:list-item>
          <text:p text:style-name="P52">The IOD chip sets the <text:span text:style-name="T1">INT</text:span> <text:span text:style-name="T20">control line</text:span> to <text:span text:style-name="T1">HIGH</text:span>,</text:p>
        </text:list-item>
        <text:list-item>
          <text:p text:style-name="P52">If the interrupt flag is set to <text:span text:style-name="T1">HIGH</text:span>, the CPU finishes the current instruction and sets the <text:span text:style-name="T1">INR</text:span> <text:span text:style-name="T20">control line</text:span> to <text:span text:style-name="T1">HIGH </text:span>for one clock cycle,</text:p>
        </text:list-item>
        <text:list-item>
          <text:p text:style-name="P52">The IOD chip then sets <text:span text:style-name="T1">INT</text:span> <text:span text:style-name="T20">control line</text:span> to <text:span text:style-name="T1">LOW</text:span>, and sends the I/O port number on the <text:span text:style-name="T1">address bus</text:span> for <text:span text:style-name="T1">one clock cycle</text:span>, as well as the data from the device on the <text:span text:style-name="T1">data bus</text:span>,</text:p>
        </text:list-item>
        <text:list-item>
          <text:p text:style-name="P52">The CPU then reads the I/O port number on the address bus, pushes the <text:span text:style-name="T1">I register</text:span>, pushes the <text:span text:style-name="T1">PC register</text:span> to the <text:span text:style-name="T1">stack</text:span>, stores the I/O data in the <text:span text:style-name="T1">I register</text:span>, sets the <text:span text:style-name="T1">interrupt flag</text:span> to <text:span text:style-name="T1">LOW</text:span>, sets the <text:span text:style-name="T1">INR</text:span> <text:span text:style-name="T20">control line</text:span> to <text:span text:style-name="T1">LOW</text:span>, and then jumps to the memory location pointed by the <text:span text:style-name="T1">interrupt vector table</text:span>.</text:p>
        </text:list-item>
        <text:list-item>
          <text:p text:style-name="P52">On the next clock cycle, if the interrupts queue is not empty, the IOD chip set the <text:span text:style-name="T1">INT</text:span> <text:span text:style-name="T20">control line</text:span> back to <text:span text:style-name="T1">HIGH</text:span> until the CPU is ready to manage it (step 2).</text:p>
        </text:list-item>
        <text:list-item>
          <text:p text:style-name="P52">When the CPU has finished processing the interrupt (by hitting the <text:span text:style-name="T1">IRET</text:span> instruction), it pops the PC register out of the stack to get back to work on the code that was interrupted, and pops the <text:span text:style-name="T1">I register. </text:span><text:s/>If <text:span text:style-name="T1">INT</text:span> pin is <text:span text:style-name="T1">HIGH</text:span>, it manages the next interrupt immediately.</text:p>
        </text:list-item>
      </text:list>
      <text:p text:style-name="Subtitle"/>
      <text:p text:style-name="Subtitle">IOD chip side</text:p>
      <text:p text:style-name="Text_20_body"/>
      <text:p text:style-name="Text_20_body">The CPU does not always have enough time to process an interrupt before the next one is trigerred. Therefore, the IOD chip implements a 256 interrupts queue via two 256 bytes stacks, one for I/O port numbers and one for data sent by devices.</text:p>
      <text:p text:style-name="Text_20_body">If an interrupt is trigerred but the previous one was not processed by the CPU yet, then the I/O port number is stacked in the queue, and the IOD chip will keep the <text:span text:style-name="T1">INT</text:span><text:span text:style-name="T4"> </text:span><text:span text:style-name="T8">control line</text:span><text:span text:style-name="T4"> </text:span><text:span text:style-name="T1">HIGH</text:span><text:span text:style-name="T4"> until the CPU is ready to manage it.</text:span></text:p>
      <text:p text:style-name="P22">If the queue is full, any new interrupt will be discarded.</text:p>
      <text:p text:style-name="P21"/>
      <text:p text:style-name="P21"/>
      <text:p text:style-name="P21"/>
      <text:p text:style-name="P21"/>
      <text:p text:style-name="P17"><text:soft-page-break/>Software interrupts</text:p>
      <text:p text:style-name="P21"/>
      <text:p text:style-name="Text_20_body"><text:span text:style-name="T4">The CPU implements the </text:span><text:span text:style-name="T1">INT</text:span><text:span text:style-name="T4"> instruction, that triggers a software interrupt on the I/O port number defined by the programmer in the </text:span><text:span text:style-name="T1">V1</text:span><text:span text:style-name="T4"> value of the instruction.</text:span></text:p>
      <text:p text:style-name="P21">This kind of interrupt does not end up in a dialog between the CPU and IOD chip. Also, they have no priority on hardware interrupts.</text:p>
      <text:p text:style-name="P45"><text:tab/><text:span text:style-name="T22">Register I </text:span><text:span text:style-name="T21">will be pushed onto the stack, and the CPU will handle this interrupt just a regular hardware interrupt. Therefore, instruction </text:span><text:span text:style-name="T22">INT</text:span><text:span text:style-name="T21"> sets the data bus with the content of register I.</text:span></text:p>
      <text:p text:style-name="P23"/>
      <text:p text:style-name="P24"/>
      <text:p text:style-name="P24">Instruction set</text:p>
      <text:p text:style-name="P21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27">Abreviation</text:p>
          </table:table-cell>
          <table:table-cell table:style-name="Tableau14.A1" office:value-type="string">
            <text:p text:style-name="P27">Operand</text:p>
          </table:table-cell>
          <table:table-cell table:style-name="Tableau14.A1" office:value-type="string">
            <text:p text:style-name="P27">A.M.</text:p>
          </table:table-cell>
          <table:table-cell table:style-name="Tableau14.A1" office:value-type="string">
            <text:p text:style-name="P27">Description</text:p>
          </table:table-cell>
          <table:table-cell table:style-name="Tableau14.E1" office:value-type="string">
            <text:p text:style-name="P27">Flags</text:p>
          </table:table-cell>
        </table:table-row>
        <table:table-row>
          <table:table-cell table:style-name="Tableau14.A2" office:value-type="string">
            <text:p text:style-name="P32">NOP</text:p>
          </table:table-cell>
          <table:table-cell table:style-name="Tableau14.A2" office:value-type="string">
            <text:p text:style-name="P33">0x00</text:p>
          </table:table-cell>
          <table:table-cell table:style-name="Tableau14.A2" office:value-type="string">
            <text:p text:style-name="P38"/>
          </table:table-cell>
          <table:table-cell table:style-name="Tableau14.A2" office:value-type="string">
            <text:p text:style-name="P31">No operation</text:p>
          </table:table-cell>
          <table:table-cell table:style-name="Tableau14.E2" office:value-type="string">
            <text:p text:style-name="P32"/>
          </table:table-cell>
        </table:table-row>
        <table:table-row>
          <table:table-cell table:style-name="Tableau14.A2" table:number-rows-spanned="3" office:value-type="string">
            <text:p text:style-name="P32">ADC</text:p>
          </table:table-cell>
          <table:table-cell table:style-name="Tableau14.A2" table:number-rows-spanned="3" office:value-type="string">
            <text:p text:style-name="P33">0x01</text:p>
          </table:table-cell>
          <table:table-cell table:style-name="Tableau14.A2" office:value-type="string">
            <text:p text:style-name="P38">Reg</text:p>
          </table:table-cell>
          <table:table-cell table:style-name="Tableau14.A2" office:value-type="string">
            <text:p text:style-name="P31">R1 = R1 + R2 + 1</text:p>
          </table:table-cell>
          <table:table-cell table:style-name="Tableau14.E2" table:number-rows-spanned="6" office:value-type="string">
            <text:p text:style-name="P32">C N Z</text:p>
          </table:table-cell>
        </table:table-row>
        <table:table-row>
          <table:covered-table-cell table:style-name="Tableau14.A2"/>
          <table:covered-table-cell table:style-name="Tableau14.A2"/>
          <table:table-cell table:style-name="Tableau14.A2" office:value-type="string">
            <text:p text:style-name="P38">Reg / Imm8</text:p>
          </table:table-cell>
          <table:table-cell table:style-name="Tableau14.A2" office:value-type="string">
            <text:p text:style-name="P31">R1 = R1 + V1 + 1</text:p>
          </table:table-cell>
          <table:covered-table-cell table:style-name="Tableau14.E2"/>
        </table:table-row>
        <table:table-row>
          <table:covered-table-cell table:style-name="Tableau14.A2"/>
          <table:covered-table-cell table:style-name="Tableau14.A2"/>
          <table:table-cell table:style-name="Tableau14.A2" office:value-type="string">
            <text:p text:style-name="P38">Reg / Ram</text:p>
          </table:table-cell>
          <table:table-cell table:style-name="Tableau14.A2" office:value-type="string">
            <text:p text:style-name="P31">R1 = R1 + $(Vx) + 1</text:p>
          </table:table-cell>
          <table:covered-table-cell table:style-name="Tableau14.E2"/>
        </table:table-row>
        <table:table-row>
          <table:table-cell table:style-name="Tableau14.A2" table:number-rows-spanned="3" office:value-type="string">
            <text:p text:style-name="P32">ADD</text:p>
          </table:table-cell>
          <table:table-cell table:style-name="Tableau14.A2" table:number-rows-spanned="3" office:value-type="string">
            <text:p text:style-name="P33">0x02</text:p>
          </table:table-cell>
          <table:table-cell table:style-name="Tableau14.A2" office:value-type="string">
            <text:p text:style-name="P38">Reg</text:p>
          </table:table-cell>
          <table:table-cell table:style-name="Tableau14.A2" office:value-type="string">
            <text:p text:style-name="P31">R1 = R1 + R2</text:p>
          </table:table-cell>
          <table:covered-table-cell table:style-name="Tableau14.E2"/>
        </table:table-row>
        <table:table-row>
          <table:covered-table-cell table:style-name="Tableau14.A2"/>
          <table:covered-table-cell table:style-name="Tableau14.A2"/>
          <table:table-cell table:style-name="Tableau14.A2" office:value-type="string">
            <text:p text:style-name="P38">Reg / Imm8</text:p>
          </table:table-cell>
          <table:table-cell table:style-name="Tableau14.A2" office:value-type="string">
            <text:p text:style-name="P31">R1 = R1 + V1</text:p>
          </table:table-cell>
          <table:covered-table-cell table:style-name="Tableau14.E2"/>
        </table:table-row>
        <table:table-row>
          <table:covered-table-cell table:style-name="Tableau14.A2"/>
          <table:covered-table-cell table:style-name="Tableau14.A2"/>
          <table:table-cell table:style-name="Tableau14.A2" office:value-type="string">
            <text:p text:style-name="P38">Reg / Ram</text:p>
          </table:table-cell>
          <table:table-cell table:style-name="Tableau14.A2" office:value-type="string">
            <text:p text:style-name="P31">R1 = R1 + $(Vx)</text:p>
          </table:table-cell>
          <table:covered-table-cell table:style-name="Tableau14.E2"/>
        </table:table-row>
        <table:table-row>
          <table:table-cell table:style-name="Tableau14.A2" table:number-rows-spanned="3" office:value-type="string">
            <text:p text:style-name="P32">AND</text:p>
          </table:table-cell>
          <table:table-cell table:style-name="Tableau14.A2" table:number-rows-spanned="3" office:value-type="string">
            <text:p text:style-name="P33">0x03</text:p>
          </table:table-cell>
          <table:table-cell table:style-name="Tableau14.A2" office:value-type="string">
            <text:p text:style-name="P38">Reg</text:p>
          </table:table-cell>
          <table:table-cell table:style-name="Tableau14.A2" office:value-type="string">
            <text:p text:style-name="P31">R1 = R1 &amp; R2</text:p>
          </table:table-cell>
          <table:table-cell table:style-name="Tableau14.E2" table:number-rows-spanned="3" office:value-type="string">
            <text:p text:style-name="P32">Z N</text:p>
          </table:table-cell>
        </table:table-row>
        <table:table-row>
          <table:covered-table-cell table:style-name="Tableau14.A2"/>
          <table:covered-table-cell table:style-name="Tableau14.A2"/>
          <table:table-cell table:style-name="Tableau14.A2" office:value-type="string">
            <text:p text:style-name="P38">Reg / Imm8</text:p>
          </table:table-cell>
          <table:table-cell table:style-name="Tableau14.A2" office:value-type="string">
            <text:p text:style-name="P31">R1 = R1 &amp; V1</text:p>
          </table:table-cell>
          <table:covered-table-cell table:style-name="Tableau14.E2"/>
        </table:table-row>
        <table:table-row>
          <table:covered-table-cell table:style-name="Tableau14.A2"/>
          <table:covered-table-cell table:style-name="Tableau14.A2"/>
          <table:table-cell table:style-name="Tableau14.A2" office:value-type="string">
            <text:p text:style-name="P38">Reg / Ram</text:p>
          </table:table-cell>
          <table:table-cell table:style-name="Tableau14.A2" office:value-type="string">
            <text:p text:style-name="P31">R1 = R1 &amp; $(Vx)</text:p>
          </table:table-cell>
          <table:covered-table-cell table:style-name="Tableau14.E2"/>
        </table:table-row>
        <table:table-row>
          <table:table-cell table:style-name="Tableau14.A2" table:number-rows-spanned="2" office:value-type="string">
            <text:p text:style-name="P32">CAL</text:p>
          </table:table-cell>
          <table:table-cell table:style-name="Tableau14.A2" table:number-rows-spanned="2" office:value-type="string">
            <text:p text:style-name="P33">0x04</text:p>
          </table:table-cell>
          <table:table-cell table:style-name="Tableau14.A2" office:value-type="string">
            <text:p text:style-name="P38">Reg16</text:p>
          </table:table-cell>
          <table:table-cell table:style-name="Tableau14.A2" office:value-type="string">
            <text:p text:style-name="P31">PC = R1 &lt;&lt; R2</text:p>
          </table:table-cell>
          <table:table-cell table:style-name="Tableau14.E2" table:number-rows-spanned="2" office:value-type="string">
            <text:p text:style-name="P32"/>
          </table:table-cell>
        </table:table-row>
        <table:table-row>
          <table:covered-table-cell table:style-name="Tableau14.A2"/>
          <table:covered-table-cell table:style-name="Tableau14.A2"/>
          <table:table-cell table:style-name="Tableau14.A2" office:value-type="string">
            <text:p text:style-name="P38">Imm16</text:p>
          </table:table-cell>
          <table:table-cell table:style-name="Tableau14.A2" office:value-type="string">
            <text:p text:style-name="P31">PC = <text:s/>Vx</text:p>
          </table:table-cell>
          <table:covered-table-cell table:style-name="Tableau14.E2"/>
        </table:table-row>
        <table:table-row>
          <table:table-cell table:style-name="Tableau14.A2" office:value-type="string">
            <text:p text:style-name="P32">CLC</text:p>
          </table:table-cell>
          <table:table-cell table:style-name="Tableau14.A2" office:value-type="string">
            <text:p text:style-name="P33">0x05</text:p>
          </table:table-cell>
          <table:table-cell table:style-name="Tableau14.A2" table:number-rows-spanned="7" office:value-type="string">
            <text:p text:style-name="P38"/>
          </table:table-cell>
          <table:table-cell table:style-name="Tableau14.A2" office:value-type="string">
            <text:p text:style-name="P31">Clears the Carry flag</text:p>
          </table:table-cell>
          <table:table-cell table:style-name="Tableau14.E2" office:value-type="string">
            <text:p text:style-name="P32">C</text:p>
          </table:table-cell>
        </table:table-row>
        <table:table-row>
          <table:table-cell table:style-name="Tableau14.A2" office:value-type="string">
            <text:p text:style-name="P32">CLE</text:p>
          </table:table-cell>
          <table:table-cell table:style-name="Tableau14.A2" office:value-type="string">
            <text:p text:style-name="P33">0x06</text:p>
          </table:table-cell>
          <table:covered-table-cell table:style-name="Tableau14.A2"/>
          <table:table-cell table:style-name="Tableau14.A2" office:value-type="string">
            <text:p text:style-name="P31">Clears the Equal flag</text:p>
          </table:table-cell>
          <table:table-cell table:style-name="Tableau14.E2" office:value-type="string">
            <text:p text:style-name="P32">E</text:p>
          </table:table-cell>
        </table:table-row>
        <table:table-row>
          <table:table-cell table:style-name="Tableau14.A2" office:value-type="string">
            <text:p text:style-name="P32">CLI</text:p>
          </table:table-cell>
          <table:table-cell table:style-name="Tableau14.A2" office:value-type="string">
            <text:p text:style-name="P33">0x07</text:p>
          </table:table-cell>
          <table:covered-table-cell table:style-name="Tableau14.A2"/>
          <table:table-cell table:style-name="Tableau14.A2" office:value-type="string">
            <text:p text:style-name="P31">Clears the Interrupt flag</text:p>
          </table:table-cell>
          <table:table-cell table:style-name="Tableau14.E2" office:value-type="string">
            <text:p text:style-name="P32">I</text:p>
          </table:table-cell>
        </table:table-row>
        <table:table-row>
          <table:table-cell table:style-name="Tableau14.A2" office:value-type="string">
            <text:p text:style-name="P32">CLN</text:p>
          </table:table-cell>
          <table:table-cell table:style-name="Tableau14.A2" office:value-type="string">
            <text:p text:style-name="P33">0x08</text:p>
          </table:table-cell>
          <table:covered-table-cell table:style-name="Tableau14.A2"/>
          <table:table-cell table:style-name="Tableau14.A2" office:value-type="string">
            <text:p text:style-name="P31">Clears the Negative flag</text:p>
          </table:table-cell>
          <table:table-cell table:style-name="Tableau14.E2" office:value-type="string">
            <text:p text:style-name="P32">N</text:p>
          </table:table-cell>
        </table:table-row>
        <table:table-row>
          <table:table-cell table:style-name="Tableau14.A2" office:value-type="string">
            <text:p text:style-name="P32">CLS</text:p>
          </table:table-cell>
          <table:table-cell table:style-name="Tableau14.A2" office:value-type="string">
            <text:p text:style-name="P33">0x09</text:p>
          </table:table-cell>
          <table:covered-table-cell table:style-name="Tableau14.A2"/>
          <table:table-cell table:style-name="Tableau14.A2" office:value-type="string">
            <text:p text:style-name="P31">Clears the Superior flag</text:p>
          </table:table-cell>
          <table:table-cell table:style-name="Tableau14.E2" office:value-type="string">
            <text:p text:style-name="P32">S</text:p>
          </table:table-cell>
        </table:table-row>
        <table:table-row>
          <table:table-cell table:style-name="Tableau14.A2" office:value-type="string">
            <text:p text:style-name="P32">CLZ</text:p>
          </table:table-cell>
          <table:table-cell table:style-name="Tableau14.A2" office:value-type="string">
            <text:p text:style-name="P33">0x0A</text:p>
          </table:table-cell>
          <table:covered-table-cell table:style-name="Tableau14.A2"/>
          <table:table-cell table:style-name="Tableau14.A2" office:value-type="string">
            <text:p text:style-name="P31">Clears the Zero flag</text:p>
          </table:table-cell>
          <table:table-cell table:style-name="Tableau14.E2" office:value-type="string">
            <text:p text:style-name="P32">Z</text:p>
          </table:table-cell>
        </table:table-row>
        <table:table-row>
          <table:table-cell table:style-name="Tableau14.A2" office:value-type="string">
            <text:p text:style-name="P32">CLF</text:p>
          </table:table-cell>
          <table:table-cell table:style-name="Tableau14.A2" office:value-type="string">
            <text:p text:style-name="P33">0x0B</text:p>
          </table:table-cell>
          <table:covered-table-cell table:style-name="Tableau14.A2"/>
          <table:table-cell table:style-name="Tableau14.A2" office:value-type="string">
            <text:p text:style-name="P31">Clears the Inferior flag</text:p>
          </table:table-cell>
          <table:table-cell table:style-name="Tableau14.E2" office:value-type="string">
            <text:p text:style-name="P32">F</text:p>
          </table:table-cell>
        </table:table-row>
        <table:table-row>
          <table:table-cell table:style-name="Tableau14.A2" table:number-rows-spanned="3" office:value-type="string">
            <text:p text:style-name="P32">CMP</text:p>
          </table:table-cell>
          <table:table-cell table:style-name="Tableau14.A2" table:number-rows-spanned="3" office:value-type="string">
            <text:p text:style-name="P33">0x0C</text:p>
          </table:table-cell>
          <table:table-cell table:style-name="Tableau14.A2" office:value-type="string">
            <text:p text:style-name="P38">Reg</text:p>
          </table:table-cell>
          <table:table-cell table:style-name="Tableau14.A2" office:value-type="string">
            <text:p text:style-name="P31">FR = R1 ? R2</text:p>
          </table:table-cell>
          <table:table-cell table:style-name="Tableau14.E2" table:number-rows-spanned="3" office:value-type="string">
            <text:p text:style-name="P32">S E <text:span text:style-name="T23">F</text:span></text:p>
          </table:table-cell>
        </table:table-row>
        <table:table-row table:style-name="Tableau14.22">
          <table:covered-table-cell table:style-name="Tableau14.A2"/>
          <table:covered-table-cell table:style-name="Tableau14.A2"/>
          <table:table-cell table:style-name="Tableau14.A2" office:value-type="string">
            <text:p text:style-name="P38">Reg / Imm8</text:p>
          </table:table-cell>
          <table:table-cell table:style-name="Tableau14.A2" office:value-type="string">
            <text:p text:style-name="P31">FR = R1 ? V1</text:p>
          </table:table-cell>
          <table:covered-table-cell table:style-name="Tableau14.E2"/>
        </table:table-row>
        <table:table-row>
          <table:covered-table-cell table:style-name="Tableau14.A2"/>
          <table:covered-table-cell table:style-name="Tableau14.A2"/>
          <table:table-cell table:style-name="Tableau14.A2" office:value-type="string">
            <text:p text:style-name="P38">RamReg / ImmReg</text:p>
          </table:table-cell>
          <table:table-cell table:style-name="Tableau14.A2" office:value-type="string">
            <text:p text:style-name="P31">FR = R3 ? $(R1 &lt;&lt; R2)</text:p>
          </table:table-cell>
          <table:covered-table-cell table:style-name="Tableau14.E2"/>
        </table:table-row>
      </table:table>
      <text:p text:style-name="P21"/>
      <text:p text:style-name="Standard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ext:soft-page-break/>
        <table:table-row>
          <table:table-cell table:style-name="Tableau16.A1" office:value-type="string">
            <text:p text:style-name="P27">Abreviation</text:p>
          </table:table-cell>
          <table:table-cell table:style-name="Tableau16.A1" office:value-type="string">
            <text:p text:style-name="P27">Operand</text:p>
          </table:table-cell>
          <table:table-cell table:style-name="Tableau16.C1" office:value-type="string">
            <text:p text:style-name="P27">A.M.</text:p>
          </table:table-cell>
          <table:table-cell table:style-name="Tableau16.C1" office:value-type="string">
            <text:p text:style-name="P27">Description</text:p>
          </table:table-cell>
          <table:table-cell table:style-name="Tableau16.E1" office:value-type="string">
            <text:p text:style-name="P27">Flags</text:p>
          </table:table-cell>
        </table:table-row>
        <table:table-row>
          <table:table-cell table:style-name="Tableau16.A2" table:number-rows-spanned="3" office:value-type="string">
            <text:p text:style-name="P32">DEC</text:p>
          </table:table-cell>
          <table:table-cell table:style-name="Tableau16.A2" table:number-rows-spanned="3" office:value-type="string">
            <text:p text:style-name="P33">0x0D</text:p>
          </table:table-cell>
          <table:table-cell table:style-name="Tableau16.A2" office:value-type="string">
            <text:p text:style-name="P38">Reg</text:p>
          </table:table-cell>
          <table:table-cell table:style-name="Tableau16.A2" office:value-type="string">
            <text:p text:style-name="P31">R1 = R1 - 1</text:p>
          </table:table-cell>
          <table:table-cell table:style-name="Tableau16.E2" table:number-rows-spanned="3" office:value-type="string">
            <text:p text:style-name="P32">C N Z</text:p>
          </table:table-cell>
        </table:table-row>
        <table:table-row>
          <table:covered-table-cell table:style-name="Tableau16.A2"/>
          <table:covered-table-cell table:style-name="Tableau16.A2"/>
          <table:table-cell table:style-name="Tableau16.A2" office:value-type="string">
            <text:p text:style-name="P38">Reg16</text:p>
          </table:table-cell>
          <table:table-cell table:style-name="Tableau16.A2" office:value-type="string">
            <text:p text:style-name="P31">$(R1 &lt;&lt; R2) = $(R1 &lt;&lt; R2) - 1</text:p>
          </table:table-cell>
          <table:covered-table-cell table:style-name="Tableau16.E2"/>
        </table:table-row>
        <table:table-row>
          <table:covered-table-cell table:style-name="Tableau16.A2"/>
          <table:covered-table-cell table:style-name="Tableau16.A2"/>
          <table:table-cell table:style-name="Tableau16.A2" office:value-type="string">
            <text:p text:style-name="P38">Imm16</text:p>
          </table:table-cell>
          <table:table-cell table:style-name="Tableau16.A2" office:value-type="string">
            <text:p text:style-name="P31">$(Vx) = $(Vx) - 1</text:p>
          </table:table-cell>
          <table:covered-table-cell table:style-name="Tableau16.E2"/>
        </table:table-row>
        <table:table-row>
          <table:table-cell table:style-name="Tableau16.A2" office:value-type="string">
            <text:p text:style-name="P32">HLT</text:p>
          </table:table-cell>
          <table:table-cell table:style-name="Tableau16.A2" office:value-type="string">
            <text:p text:style-name="P33">0x0E</text:p>
          </table:table-cell>
          <table:table-cell table:style-name="Tableau16.A2" office:value-type="string">
            <text:p text:style-name="P38"/>
          </table:table-cell>
          <table:table-cell table:style-name="Tableau16.A2" office:value-type="string">
            <text:p text:style-name="P31">Halts the CPU until next interrupt</text:p>
          </table:table-cell>
          <table:table-cell table:style-name="Tableau16.E2" office:value-type="string">
            <text:p text:style-name="P32">H I</text:p>
          </table:table-cell>
        </table:table-row>
        <table:table-row>
          <table:table-cell table:style-name="Tableau16.A2" office:value-type="string">
            <text:p text:style-name="P32">IN</text:p>
          </table:table-cell>
          <table:table-cell table:style-name="Tableau16.A2" office:value-type="string">
            <text:p text:style-name="P33">0x0F</text:p>
          </table:table-cell>
          <table:table-cell table:style-name="Tableau16.A2" table:number-rows-spanned="2" office:value-type="string">
            <text:p text:style-name="P38">Reg</text:p>
          </table:table-cell>
          <table:table-cell table:style-name="Tableau16.A2" office:value-type="string">
            <text:p text:style-name="P31">Data bus = R1</text:p>
            <text:p text:style-name="P31">Address bus = R2</text:p>
            <text:p text:style-name="P31">IOD Receive pin = HIGH</text:p>
          </table:table-cell>
          <table:table-cell table:style-name="Tableau16.E2" table:number-rows-spanned="2" office:value-type="string">
            <text:p text:style-name="P32"/>
          </table:table-cell>
        </table:table-row>
        <table:table-row>
          <table:table-cell table:style-name="Tableau16.A2" office:value-type="string">
            <text:p text:style-name="P32">OUT</text:p>
          </table:table-cell>
          <table:table-cell table:style-name="Tableau16.A2" office:value-type="string">
            <text:p text:style-name="P33">0x10</text:p>
          </table:table-cell>
          <table:covered-table-cell table:style-name="Tableau16.A2"/>
          <table:table-cell table:style-name="Tableau16.A2" office:value-type="string">
            <text:p text:style-name="P31">Data bus = R2</text:p>
            <text:p text:style-name="P31">Address bus = R1</text:p>
            <text:p text:style-name="P31">IOD Send pin = HIGH</text:p>
          </table:table-cell>
          <table:covered-table-cell table:style-name="Tableau16.E2"/>
        </table:table-row>
        <table:table-row>
          <table:table-cell table:style-name="Tableau16.A2" table:number-rows-spanned="3" office:value-type="string">
            <text:p text:style-name="P32">INC</text:p>
          </table:table-cell>
          <table:table-cell table:style-name="Tableau16.A2" table:number-rows-spanned="3" office:value-type="string">
            <text:p text:style-name="P33">0x11</text:p>
          </table:table-cell>
          <table:table-cell table:style-name="Tableau16.A2" office:value-type="string">
            <text:p text:style-name="P38">Reg</text:p>
          </table:table-cell>
          <table:table-cell table:style-name="Tableau16.A2" office:value-type="string">
            <text:p text:style-name="P31">R1 = R1 + 1</text:p>
          </table:table-cell>
          <table:table-cell table:style-name="Tableau16.E2" table:number-rows-spanned="3" office:value-type="string">
            <text:p text:style-name="P32">C N Z</text:p>
          </table:table-cell>
        </table:table-row>
        <table:table-row>
          <table:covered-table-cell table:style-name="Tableau16.A2"/>
          <table:covered-table-cell table:style-name="Tableau16.A2"/>
          <table:table-cell table:style-name="Tableau16.A2" office:value-type="string">
            <text:p text:style-name="P38">Reg16</text:p>
          </table:table-cell>
          <table:table-cell table:style-name="Tableau16.A2" office:value-type="string">
            <text:p text:style-name="P31">$(R1 &lt;&lt; R2) = $(R1 &lt;&lt; R2) + 1</text:p>
          </table:table-cell>
          <table:covered-table-cell table:style-name="Tableau16.E2"/>
        </table:table-row>
        <table:table-row>
          <table:covered-table-cell table:style-name="Tableau16.A2"/>
          <table:covered-table-cell table:style-name="Tableau16.A2"/>
          <table:table-cell table:style-name="Tableau16.A2" office:value-type="string">
            <text:p text:style-name="P38">Imm16</text:p>
          </table:table-cell>
          <table:table-cell table:style-name="Tableau16.A2" office:value-type="string">
            <text:p text:style-name="P31">$(Vx) = $(Vx) + 1</text:p>
          </table:table-cell>
          <table:covered-table-cell table:style-name="Tableau16.E2"/>
        </table:table-row>
        <table:table-row>
          <table:table-cell table:style-name="Tableau16.A2" office:value-type="string">
            <text:p text:style-name="P32">INT</text:p>
          </table:table-cell>
          <table:table-cell table:style-name="Tableau16.A2" office:value-type="string">
            <text:p text:style-name="P33">0x12</text:p>
          </table:table-cell>
          <table:table-cell table:style-name="Tableau16.A2" office:value-type="string">
            <text:p text:style-name="P38">Imm8</text:p>
          </table:table-cell>
          <table:table-cell table:style-name="Tableau16.A2" office:value-type="string">
            <text:p text:style-name="P31">Software interrupt with port number V1</text:p>
          </table:table-cell>
          <table:table-cell table:style-name="Tableau16.E2" office:value-type="string">
            <text:p text:style-name="P32"/>
          </table:table-cell>
        </table:table-row>
        <table:table-row>
          <table:table-cell table:style-name="Tableau16.A2" office:value-type="string">
            <text:p text:style-name="P32">IRT</text:p>
          </table:table-cell>
          <table:table-cell table:style-name="Tableau16.A2" office:value-type="string">
            <text:p text:style-name="P33">0x13</text:p>
          </table:table-cell>
          <table:table-cell table:style-name="Tableau16.A2" office:value-type="string">
            <text:p text:style-name="P38"/>
          </table:table-cell>
          <table:table-cell table:style-name="Tableau16.A2" office:value-type="string">
            <text:p text:style-name="P31">PC_MSB = $(STK), STK = STK – 1</text:p>
            <text:p text:style-name="P31">PC_LSB = $(STK), STK = STK – 1</text:p>
            <text:p text:style-name="P31">Sets Interrupt flag</text:p>
          </table:table-cell>
          <table:table-cell table:style-name="Tableau16.E2" office:value-type="string">
            <text:p text:style-name="P32">I</text:p>
          </table:table-cell>
        </table:table-row>
        <table:table-row>
          <table:table-cell table:style-name="Tableau16.A2" table:number-rows-spanned="2" office:value-type="string">
            <text:p text:style-name="P32">JMC</text:p>
          </table:table-cell>
          <table:table-cell table:style-name="Tableau16.A2" table:number-rows-spanned="2" office:value-type="string">
            <text:p text:style-name="P33">0x14</text:p>
          </table:table-cell>
          <table:table-cell table:style-name="Tableau16.A2" office:value-type="string">
            <text:p text:style-name="P38">Reg16</text:p>
          </table:table-cell>
          <table:table-cell table:style-name="Tableau16.A2" office:value-type="string">
            <text:p text:style-name="P31">PC = $(R1 &lt;&lt; R2) if Carry flag</text:p>
          </table:table-cell>
          <table:table-cell table:style-name="Tableau16.E2" table:number-rows-spanned="12" office:value-type="string">
            <text:p text:style-name="P32"/>
          </table:table-cell>
        </table:table-row>
        <table:table-row>
          <table:covered-table-cell table:style-name="Tableau16.A2"/>
          <table:covered-table-cell table:style-name="Tableau16.A2"/>
          <table:table-cell table:style-name="Tableau16.A2" office:value-type="string">
            <text:p text:style-name="P38">Imm16</text:p>
          </table:table-cell>
          <table:table-cell table:style-name="Tableau16.A2" office:value-type="string">
            <text:p text:style-name="P31">PC = $(Vx) if Carry flag</text:p>
          </table:table-cell>
          <table:covered-table-cell table:style-name="Tableau16.E2"/>
        </table:table-row>
        <table:table-row>
          <table:table-cell table:style-name="Tableau16.A2" table:number-rows-spanned="2" office:value-type="string">
            <text:p text:style-name="P32">JME</text:p>
          </table:table-cell>
          <table:table-cell table:style-name="Tableau16.A2" table:number-rows-spanned="2" office:value-type="string">
            <text:p text:style-name="P33">0x15</text:p>
          </table:table-cell>
          <table:table-cell table:style-name="Tableau16.A2" office:value-type="string">
            <text:p text:style-name="P38">Reg16</text:p>
          </table:table-cell>
          <table:table-cell table:style-name="Tableau16.A2" office:value-type="string">
            <text:p text:style-name="P31">PC = $(R1 &lt;&lt; R2) if Equality flag</text:p>
          </table:table-cell>
          <table:covered-table-cell table:style-name="Tableau16.E2"/>
        </table:table-row>
        <table:table-row>
          <table:covered-table-cell table:style-name="Tableau16.A2"/>
          <table:covered-table-cell table:style-name="Tableau16.A2"/>
          <table:table-cell table:style-name="Tableau16.A2" office:value-type="string">
            <text:p text:style-name="P38">Imm16</text:p>
          </table:table-cell>
          <table:table-cell table:style-name="Tableau16.A2" office:value-type="string">
            <text:p text:style-name="P31">PC = $(Vx) if Equality flag</text:p>
          </table:table-cell>
          <table:covered-table-cell table:style-name="Tableau16.E2"/>
        </table:table-row>
        <table:table-row>
          <table:table-cell table:style-name="Tableau16.A2" table:number-rows-spanned="2" office:value-type="string">
            <text:p text:style-name="P32">JMN</text:p>
          </table:table-cell>
          <table:table-cell table:style-name="Tableau16.A2" table:number-rows-spanned="2" office:value-type="string">
            <text:p text:style-name="P33">0x16</text:p>
          </table:table-cell>
          <table:table-cell table:style-name="Tableau16.A2" office:value-type="string">
            <text:p text:style-name="P38">Reg16</text:p>
          </table:table-cell>
          <table:table-cell table:style-name="Tableau16.A2" office:value-type="string">
            <text:p text:style-name="P31">PC = $(R1 &lt;&lt; R2) if Negative flag</text:p>
          </table:table-cell>
          <table:covered-table-cell table:style-name="Tableau16.E2"/>
        </table:table-row>
        <table:table-row>
          <table:covered-table-cell table:style-name="Tableau16.A2"/>
          <table:covered-table-cell table:style-name="Tableau16.A2"/>
          <table:table-cell table:style-name="Tableau16.A2" office:value-type="string">
            <text:p text:style-name="P38">Imm16</text:p>
          </table:table-cell>
          <table:table-cell table:style-name="Tableau16.A2" office:value-type="string">
            <text:p text:style-name="P31">PC = $(Vx) if Negative flag</text:p>
          </table:table-cell>
          <table:covered-table-cell table:style-name="Tableau16.E2"/>
        </table:table-row>
        <table:table-row>
          <table:table-cell table:style-name="Tableau16.A2" table:number-rows-spanned="2" office:value-type="string">
            <text:p text:style-name="P32">JMP</text:p>
          </table:table-cell>
          <table:table-cell table:style-name="Tableau16.A2" table:number-rows-spanned="2" office:value-type="string">
            <text:p text:style-name="P33">0x17</text:p>
          </table:table-cell>
          <table:table-cell table:style-name="Tableau16.A2" office:value-type="string">
            <text:p text:style-name="P38">Reg16</text:p>
          </table:table-cell>
          <table:table-cell table:style-name="Tableau16.A2" office:value-type="string">
            <text:p text:style-name="P31">PC = $(R1 &lt;&lt; R2)</text:p>
          </table:table-cell>
          <table:covered-table-cell table:style-name="Tableau16.E2"/>
        </table:table-row>
        <table:table-row table:style-name="Tableau16.20">
          <table:covered-table-cell table:style-name="Tableau16.A2"/>
          <table:covered-table-cell table:style-name="Tableau16.A2"/>
          <table:table-cell table:style-name="Tableau16.A2" office:value-type="string">
            <text:p text:style-name="P38">Imm16</text:p>
          </table:table-cell>
          <table:table-cell table:style-name="Tableau16.A2" office:value-type="string">
            <text:p text:style-name="P31">PC = $(Vx)</text:p>
          </table:table-cell>
          <table:covered-table-cell table:style-name="Tableau16.E2"/>
        </table:table-row>
        <table:table-row>
          <table:table-cell table:style-name="Tableau16.A2" table:number-rows-spanned="2" office:value-type="string">
            <text:p text:style-name="P32">JMS</text:p>
          </table:table-cell>
          <table:table-cell table:style-name="Tableau16.A2" table:number-rows-spanned="2" office:value-type="string">
            <text:p text:style-name="P33">0x18</text:p>
          </table:table-cell>
          <table:table-cell table:style-name="Tableau16.A2" office:value-type="string">
            <text:p text:style-name="P38">Reg16</text:p>
          </table:table-cell>
          <table:table-cell table:style-name="Tableau16.A2" office:value-type="string">
            <text:p text:style-name="P31">PC = $(R1 &lt;&lt; R2) if Superior flag</text:p>
          </table:table-cell>
          <table:covered-table-cell table:style-name="Tableau16.E2"/>
        </table:table-row>
        <table:table-row>
          <table:covered-table-cell table:style-name="Tableau16.A2"/>
          <table:covered-table-cell table:style-name="Tableau16.A2"/>
          <table:table-cell table:style-name="Tableau16.A2" office:value-type="string">
            <text:p text:style-name="P38">Imm16</text:p>
          </table:table-cell>
          <table:table-cell table:style-name="Tableau16.A2" office:value-type="string">
            <text:p text:style-name="P31">PC = $(Vx) if Superior flag</text:p>
          </table:table-cell>
          <table:covered-table-cell table:style-name="Tableau16.E2"/>
        </table:table-row>
        <table:table-row>
          <table:table-cell table:style-name="Tableau16.A2" table:number-rows-spanned="2" office:value-type="string">
            <text:p text:style-name="P32">JMZ</text:p>
          </table:table-cell>
          <table:table-cell table:style-name="Tableau16.A2" table:number-rows-spanned="2" office:value-type="string">
            <text:p text:style-name="P33">0x19</text:p>
          </table:table-cell>
          <table:table-cell table:style-name="Tableau16.A2" office:value-type="string">
            <text:p text:style-name="P38">Reg16</text:p>
          </table:table-cell>
          <table:table-cell table:style-name="Tableau16.A2" office:value-type="string">
            <text:p text:style-name="P31">PC = $(R1 &lt;&lt; R2) if Zero flag</text:p>
          </table:table-cell>
          <table:covered-table-cell table:style-name="Tableau16.E2"/>
        </table:table-row>
        <table:table-row>
          <table:covered-table-cell table:style-name="Tableau16.A2"/>
          <table:covered-table-cell table:style-name="Tableau16.A2"/>
          <table:table-cell table:style-name="Tableau16.A2" office:value-type="string">
            <text:p text:style-name="P38">Imm16</text:p>
          </table:table-cell>
          <table:table-cell table:style-name="Tableau16.A2" office:value-type="string">
            <text:p text:style-name="P31">PC = $(Vx) if Zero flag</text:p>
          </table:table-cell>
          <table:covered-table-cell table:style-name="Tableau16.E2"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ext:soft-page-break/>
        <table:table-row>
          <table:table-cell table:style-name="Tableau17.A1" office:value-type="string">
            <text:p text:style-name="P27">Abreviation</text:p>
          </table:table-cell>
          <table:table-cell table:style-name="Tableau17.A1" office:value-type="string">
            <text:p text:style-name="P27">Operand</text:p>
          </table:table-cell>
          <table:table-cell table:style-name="Tableau17.C1" office:value-type="string">
            <text:p text:style-name="P27">A.M.</text:p>
          </table:table-cell>
          <table:table-cell table:style-name="Tableau17.C1" office:value-type="string">
            <text:p text:style-name="P27">Description</text:p>
          </table:table-cell>
          <table:table-cell table:style-name="Tableau17.E1" office:value-type="string">
            <text:p text:style-name="P27">Flags</text:p>
          </table:table-cell>
        </table:table-row>
        <table:table-row>
          <table:table-cell table:style-name="Tableau17.A2" table:number-rows-spanned="2" office:value-type="string">
            <text:p text:style-name="P40">JMF</text:p>
          </table:table-cell>
          <table:table-cell table:style-name="Tableau17.A2" table:number-rows-spanned="2" office:value-type="string">
            <text:p text:style-name="P41">0x1A</text:p>
          </table:table-cell>
          <table:table-cell table:style-name="Tableau17.A2" office:value-type="string">
            <text:p text:style-name="P43">Reg16</text:p>
          </table:table-cell>
          <table:table-cell table:style-name="Tableau17.A2" office:value-type="string">
            <text:p text:style-name="P42">PC = $(R1 &lt;&lt; R2) if Inferior flag</text:p>
          </table:table-cell>
          <table:table-cell table:style-name="Tableau17.E2" table:number-rows-spanned="8" office:value-type="string">
            <text:p text:style-name="P40"/>
          </table:table-cell>
        </table:table-row>
        <table:table-row>
          <table:covered-table-cell table:style-name="Tableau17.A2"/>
          <table:covered-table-cell table:style-name="Tableau17.A2"/>
          <table:table-cell table:style-name="Tableau17.A2" office:value-type="string">
            <text:p text:style-name="P43">Imm16</text:p>
          </table:table-cell>
          <table:table-cell table:style-name="Tableau17.A2" office:value-type="string">
            <text:p text:style-name="P42">PC = $(Vx) if Inferior flag</text:p>
          </table:table-cell>
          <table:covered-table-cell table:style-name="Tableau17.E2"/>
        </table:table-row>
        <table:table-row>
          <table:table-cell table:style-name="Tableau17.A2" table:number-rows-spanned="2" office:value-type="string">
            <text:p text:style-name="P40">STR</text:p>
          </table:table-cell>
          <table:table-cell table:style-name="Tableau17.A2" table:number-rows-spanned="2" office:value-type="string">
            <text:p text:style-name="P41">0x1B</text:p>
          </table:table-cell>
          <table:table-cell table:style-name="Tableau17.A2" office:value-type="string">
            <text:p text:style-name="P43">RamReg / ImmReg</text:p>
          </table:table-cell>
          <table:table-cell table:style-name="Tableau17.A2" office:value-type="string">
            <text:p text:style-name="P42">$(R1 &lt;&lt; R2) = R3</text:p>
          </table:table-cell>
          <table:covered-table-cell table:style-name="Tableau17.E2"/>
        </table:table-row>
        <table:table-row>
          <table:covered-table-cell table:style-name="Tableau17.A2"/>
          <table:covered-table-cell table:style-name="Tableau17.A2"/>
          <table:table-cell table:style-name="Tableau17.A2" office:value-type="string">
            <text:p text:style-name="P43">Reg / Ram</text:p>
          </table:table-cell>
          <table:table-cell table:style-name="Tableau17.A2" office:value-type="string">
            <text:p text:style-name="P42">$(Vx) = R1</text:p>
          </table:table-cell>
          <table:covered-table-cell table:style-name="Tableau17.E2"/>
        </table:table-row>
        <table:table-row>
          <table:table-cell table:style-name="Tableau17.A2" table:number-rows-spanned="2" office:value-type="string">
            <text:p text:style-name="P40">LOD</text:p>
          </table:table-cell>
          <table:table-cell table:style-name="Tableau17.A2" table:number-rows-spanned="2" office:value-type="string">
            <text:p text:style-name="P41">0x1C</text:p>
          </table:table-cell>
          <table:table-cell table:style-name="Tableau17.A2" office:value-type="string">
            <text:p text:style-name="P43">RamReg / ImmReg</text:p>
          </table:table-cell>
          <table:table-cell table:style-name="Tableau17.A2" office:value-type="string">
            <text:p text:style-name="P42">R3 = $(R1 &lt;&lt; R2)</text:p>
          </table:table-cell>
          <table:covered-table-cell table:style-name="Tableau17.E2"/>
        </table:table-row>
        <table:table-row>
          <table:covered-table-cell table:style-name="Tableau17.A2"/>
          <table:covered-table-cell table:style-name="Tableau17.A2"/>
          <table:table-cell table:style-name="Tableau17.A2" office:value-type="string">
            <text:p text:style-name="P43">Reg / Ram</text:p>
          </table:table-cell>
          <table:table-cell table:style-name="Tableau17.A2" office:value-type="string">
            <text:p text:style-name="P42">R1 = $(Vx)</text:p>
          </table:table-cell>
          <table:covered-table-cell table:style-name="Tableau17.E2"/>
        </table:table-row>
        <table:table-row>
          <table:table-cell table:style-name="Tableau17.A2" table:number-rows-spanned="2" office:value-type="string">
            <text:p text:style-name="P32">MOV</text:p>
          </table:table-cell>
          <table:table-cell table:style-name="Tableau17.A2" table:number-rows-spanned="2" office:value-type="string">
            <text:p text:style-name="P33">0x1D</text:p>
          </table:table-cell>
          <table:table-cell table:style-name="Tableau17.A2" office:value-type="string">
            <text:p text:style-name="P38">Reg</text:p>
          </table:table-cell>
          <table:table-cell table:style-name="Tableau17.A2" office:value-type="string">
            <text:p text:style-name="P31">R1 = R2</text:p>
          </table:table-cell>
          <table:covered-table-cell table:style-name="Tableau17.E2"/>
        </table:table-row>
        <table:table-row>
          <table:covered-table-cell table:style-name="Tableau17.A2"/>
          <table:covered-table-cell table:style-name="Tableau17.A2"/>
          <table:table-cell table:style-name="Tableau17.A2" office:value-type="string">
            <text:p text:style-name="P38">Reg / Imm8</text:p>
          </table:table-cell>
          <table:table-cell table:style-name="Tableau17.A2" office:value-type="string">
            <text:p text:style-name="P31">R1 = V1</text:p>
          </table:table-cell>
          <table:covered-table-cell table:style-name="Tableau17.E2"/>
        </table:table-row>
        <table:table-row>
          <table:table-cell table:style-name="Tableau17.A2" table:number-rows-spanned="2" office:value-type="string">
            <text:p text:style-name="P32">NOT</text:p>
          </table:table-cell>
          <table:table-cell table:style-name="Tableau17.A2" table:number-rows-spanned="2" office:value-type="string">
            <text:p text:style-name="P33">0x1E</text:p>
          </table:table-cell>
          <table:table-cell table:style-name="Tableau17.A2" office:value-type="string">
            <text:p text:style-name="P38">Reg</text:p>
          </table:table-cell>
          <table:table-cell table:style-name="Tableau17.A2" office:value-type="string">
            <text:p text:style-name="P31">R1 = ! R1</text:p>
          </table:table-cell>
          <table:table-cell table:style-name="Tableau17.E2" table:number-rows-spanned="5" office:value-type="string">
            <text:p text:style-name="P32">Z N</text:p>
          </table:table-cell>
        </table:table-row>
        <table:table-row>
          <table:covered-table-cell table:style-name="Tableau17.A2"/>
          <table:covered-table-cell table:style-name="Tableau17.A2"/>
          <table:table-cell table:style-name="Tableau17.A2" office:value-type="string">
            <text:p text:style-name="P38">Imm16</text:p>
          </table:table-cell>
          <table:table-cell table:style-name="Tableau17.A2" office:value-type="string">
            <text:p text:style-name="P31">$(Vx) = ! $(Vx)</text:p>
          </table:table-cell>
          <table:covered-table-cell table:style-name="Tableau17.E2"/>
        </table:table-row>
        <table:table-row>
          <table:table-cell table:style-name="Tableau17.A2" table:number-rows-spanned="3" office:value-type="string">
            <text:p text:style-name="P32">OR</text:p>
          </table:table-cell>
          <table:table-cell table:style-name="Tableau17.A2" table:number-rows-spanned="3" office:value-type="string">
            <text:p text:style-name="P33">0x1F</text:p>
          </table:table-cell>
          <table:table-cell table:style-name="Tableau17.A2" office:value-type="string">
            <text:p text:style-name="P38">Reg</text:p>
          </table:table-cell>
          <table:table-cell table:style-name="Tableau17.A2" office:value-type="string">
            <text:p text:style-name="P31">R1 = R1 || R2</text:p>
          </table:table-cell>
          <table:covered-table-cell table:style-name="Tableau17.E2"/>
        </table:table-row>
        <table:table-row>
          <table:covered-table-cell table:style-name="Tableau17.A2"/>
          <table:covered-table-cell table:style-name="Tableau17.A2"/>
          <table:table-cell table:style-name="Tableau17.A2" office:value-type="string">
            <text:p text:style-name="P38">Reg / Imm8</text:p>
          </table:table-cell>
          <table:table-cell table:style-name="Tableau17.A2" office:value-type="string">
            <text:p text:style-name="P31">R1 = R1 || V1</text:p>
          </table:table-cell>
          <table:covered-table-cell table:style-name="Tableau17.E2"/>
        </table:table-row>
        <table:table-row>
          <table:covered-table-cell table:style-name="Tableau17.A2"/>
          <table:covered-table-cell table:style-name="Tableau17.A2"/>
          <table:table-cell table:style-name="Tableau17.A2" office:value-type="string">
            <text:p text:style-name="P38">Reg / Ram</text:p>
          </table:table-cell>
          <table:table-cell table:style-name="Tableau17.A2" office:value-type="string">
            <text:p text:style-name="P31">R1 = R1 || $(Vx)</text:p>
          </table:table-cell>
          <table:covered-table-cell table:style-name="Tableau17.E2"/>
        </table:table-row>
        <table:table-row>
          <table:table-cell table:style-name="Tableau17.A2" office:value-type="string">
            <text:p text:style-name="P32">POP</text:p>
          </table:table-cell>
          <table:table-cell table:style-name="Tableau17.A2" office:value-type="string">
            <text:p text:style-name="P33">0x20</text:p>
          </table:table-cell>
          <table:table-cell table:style-name="Tableau17.A2" table:number-rows-spanned="2" office:value-type="string">
            <text:p text:style-name="P38">Reg</text:p>
          </table:table-cell>
          <table:table-cell table:style-name="Tableau17.A2" office:value-type="string">
            <text:p text:style-name="P31">R1 = $(STK)</text:p>
            <text:p text:style-name="P31">STK = STK - 1</text:p>
          </table:table-cell>
          <table:table-cell table:style-name="Tableau17.E2" table:number-rows-spanned="3" office:value-type="string">
            <text:p text:style-name="P32"/>
          </table:table-cell>
        </table:table-row>
        <table:table-row>
          <table:table-cell table:style-name="Tableau17.A2" office:value-type="string">
            <text:p text:style-name="P32">PSH</text:p>
          </table:table-cell>
          <table:table-cell table:style-name="Tableau17.A2" office:value-type="string">
            <text:p text:style-name="P33">0x21</text:p>
          </table:table-cell>
          <table:covered-table-cell table:style-name="Tableau17.A2"/>
          <table:table-cell table:style-name="Tableau17.A2" office:value-type="string">
            <text:p text:style-name="P31">STK = STK + 1</text:p>
            <text:p text:style-name="P31">$(STK) = R1</text:p>
          </table:table-cell>
          <table:covered-table-cell table:style-name="Tableau17.E2"/>
        </table:table-row>
        <table:table-row>
          <table:table-cell table:style-name="Tableau17.A2" office:value-type="string">
            <text:p text:style-name="P32">RET</text:p>
          </table:table-cell>
          <table:table-cell table:style-name="Tableau17.A2" office:value-type="string">
            <text:p text:style-name="P33">0x22</text:p>
          </table:table-cell>
          <table:table-cell table:style-name="Tableau17.A2" office:value-type="string">
            <text:p text:style-name="P38"/>
          </table:table-cell>
          <table:table-cell table:style-name="Tableau17.A2" office:value-type="string">
            <text:p text:style-name="P31">PC_MSB = $(STK), STK = STK – 1</text:p>
            <text:p text:style-name="P31">PC_LSB = $(STK), STK = STK – 1</text:p>
          </table:table-cell>
          <table:covered-table-cell table:style-name="Tableau17.E2"/>
        </table:table-row>
        <table:table-row table:style-name="Tableau17.18">
          <table:table-cell table:style-name="Tableau17.A2" office:value-type="string">
            <text:p text:style-name="P32">SHL</text:p>
          </table:table-cell>
          <table:table-cell table:style-name="Tableau17.A2" office:value-type="string">
            <text:p text:style-name="P33">0x23</text:p>
          </table:table-cell>
          <table:table-cell table:style-name="Tableau17.A2" table:number-rows-spanned="3" office:value-type="string">
            <text:p text:style-name="P38">Reg</text:p>
          </table:table-cell>
          <table:table-cell table:style-name="Tableau17.A2" office:value-type="string">
            <text:p text:style-name="P31">Left shift on R1</text:p>
          </table:table-cell>
          <table:table-cell table:style-name="Tableau17.E2" table:number-rows-spanned="2" office:value-type="string">
            <text:p text:style-name="P32">C Z N</text:p>
          </table:table-cell>
        </table:table-row>
        <table:table-row>
          <table:table-cell table:style-name="Tableau17.A2" office:value-type="string">
            <text:p text:style-name="P32">ASR</text:p>
          </table:table-cell>
          <table:table-cell table:style-name="Tableau17.A2" office:value-type="string">
            <text:p text:style-name="P33">0x24</text:p>
          </table:table-cell>
          <table:covered-table-cell table:style-name="Tableau17.A2"/>
          <table:table-cell table:style-name="Tableau17.A2" office:value-type="string">
            <text:p text:style-name="P31">Arithmetical shift on R1</text:p>
          </table:table-cell>
          <table:covered-table-cell table:style-name="Tableau17.E2"/>
        </table:table-row>
        <table:table-row>
          <table:table-cell table:style-name="Tableau17.A2" office:value-type="string">
            <text:p text:style-name="P32">SHR</text:p>
          </table:table-cell>
          <table:table-cell table:style-name="Tableau17.A2" office:value-type="string">
            <text:p text:style-name="P33">0x25</text:p>
          </table:table-cell>
          <table:covered-table-cell table:style-name="Tableau17.A2"/>
          <table:table-cell table:style-name="Tableau17.A2" office:value-type="string">
            <text:p text:style-name="P31">Right shift on R1</text:p>
          </table:table-cell>
          <table:table-cell table:style-name="Tableau17.E2" office:value-type="string">
            <text:p text:style-name="P47">Z N</text:p>
          </table:table-cell>
        </table:table-row>
        <table:table-row>
          <table:table-cell table:style-name="Tableau17.A2" office:value-type="string">
            <text:p text:style-name="P32">STC</text:p>
          </table:table-cell>
          <table:table-cell table:style-name="Tableau17.A2" office:value-type="string">
            <text:p text:style-name="P33">0x26</text:p>
          </table:table-cell>
          <table:table-cell table:style-name="Tableau17.A2" office:value-type="string">
            <text:p text:style-name="P38"/>
          </table:table-cell>
          <table:table-cell table:style-name="Tableau17.A2" office:value-type="string">
            <text:p text:style-name="P31">Sets the Carry flag</text:p>
          </table:table-cell>
          <table:table-cell table:style-name="Tableau17.E2" office:value-type="string">
            <text:p text:style-name="P32">C</text:p>
          </table:table-cell>
        </table:table-row>
        <table:table-row>
          <table:table-cell table:style-name="Tableau17.A2" office:value-type="string">
            <text:p text:style-name="P32">STE</text:p>
          </table:table-cell>
          <table:table-cell table:style-name="Tableau17.A2" office:value-type="string">
            <text:p text:style-name="P33">0x27</text:p>
          </table:table-cell>
          <table:table-cell table:style-name="Tableau17.A2" office:value-type="string">
            <text:p text:style-name="P38"/>
          </table:table-cell>
          <table:table-cell table:style-name="Tableau17.A2" office:value-type="string">
            <text:p text:style-name="P31">Sets the Equal flag</text:p>
          </table:table-cell>
          <table:table-cell table:style-name="Tableau17.E2" office:value-type="string">
            <text:p text:style-name="P32">E</text:p>
          </table:table-cell>
        </table:table-row>
        <table:table-row>
          <table:table-cell table:style-name="Tableau17.A2" office:value-type="string">
            <text:p text:style-name="P32">STI</text:p>
          </table:table-cell>
          <table:table-cell table:style-name="Tableau17.A2" office:value-type="string">
            <text:p text:style-name="P33">0x28</text:p>
          </table:table-cell>
          <table:table-cell table:style-name="Tableau17.A2" office:value-type="string">
            <text:p text:style-name="P38"/>
          </table:table-cell>
          <table:table-cell table:style-name="Tableau17.A2" office:value-type="string">
            <text:p text:style-name="P31">Sets the Interrupt flag</text:p>
          </table:table-cell>
          <table:table-cell table:style-name="Tableau17.E2" office:value-type="string">
            <text:p text:style-name="P32">I</text:p>
          </table:table-cell>
        </table:table-row>
        <table:table-row>
          <table:table-cell table:style-name="Tableau17.A2" office:value-type="string">
            <text:p text:style-name="P32">STN</text:p>
          </table:table-cell>
          <table:table-cell table:style-name="Tableau17.A2" office:value-type="string">
            <text:p text:style-name="P33">0x29</text:p>
          </table:table-cell>
          <table:table-cell table:style-name="Tableau17.A2" office:value-type="string">
            <text:p text:style-name="P38"/>
          </table:table-cell>
          <table:table-cell table:style-name="Tableau17.A2" office:value-type="string">
            <text:p text:style-name="P31">Sets the Negative flag</text:p>
          </table:table-cell>
          <table:table-cell table:style-name="Tableau17.E2" office:value-type="string">
            <text:p text:style-name="P32">N</text:p>
          </table:table-cell>
        </table:table-row>
        <table:table-row>
          <table:table-cell table:style-name="Tableau17.A2" office:value-type="string">
            <text:p text:style-name="P32">STS</text:p>
          </table:table-cell>
          <table:table-cell table:style-name="Tableau17.A2" office:value-type="string">
            <text:p text:style-name="P33">0x2A</text:p>
          </table:table-cell>
          <table:table-cell table:style-name="Tableau17.A2" office:value-type="string">
            <text:p text:style-name="P38"/>
          </table:table-cell>
          <table:table-cell table:style-name="Tableau17.A2" office:value-type="string">
            <text:p text:style-name="P31">Sets the Superior flag</text:p>
          </table:table-cell>
          <table:table-cell table:style-name="Tableau17.E2" office:value-type="string">
            <text:p text:style-name="P32">S</text:p>
          </table:table-cell>
        </table:table-row>
        <table:table-row>
          <table:table-cell table:style-name="Tableau17.A2" office:value-type="string">
            <text:p text:style-name="P32">STZ</text:p>
          </table:table-cell>
          <table:table-cell table:style-name="Tableau17.A2" office:value-type="string">
            <text:p text:style-name="P33">0x2B</text:p>
          </table:table-cell>
          <table:table-cell table:style-name="Tableau17.A2" office:value-type="string">
            <text:p text:style-name="P38"/>
          </table:table-cell>
          <table:table-cell table:style-name="Tableau17.A2" office:value-type="string">
            <text:p text:style-name="P31">Sets the Zero flag</text:p>
          </table:table-cell>
          <table:table-cell table:style-name="Tableau17.E2" office:value-type="string">
            <text:p text:style-name="P32">Z</text:p>
          </table:table-cell>
        </table:table-row>
        <table:table-row>
          <table:table-cell table:style-name="Tableau17.A2" office:value-type="string">
            <text:p text:style-name="P32">STF</text:p>
          </table:table-cell>
          <table:table-cell table:style-name="Tableau17.A2" office:value-type="string">
            <text:p text:style-name="P33">0x2C</text:p>
          </table:table-cell>
          <table:table-cell table:style-name="Tableau17.A2" office:value-type="string">
            <text:p text:style-name="P38"/>
          </table:table-cell>
          <table:table-cell table:style-name="Tableau17.A2" office:value-type="string">
            <text:p text:style-name="P31">Sets the Inferior flag</text:p>
          </table:table-cell>
          <table:table-cell table:style-name="Tableau17.E2" office:value-type="string">
            <text:p text:style-name="P32">F</text:p>
          </table:table-cell>
        </table:table-row>
      </table:table>
      <text:p text:style-name="Standard"/>
      <text:p text:style-name="P26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row>
          <table:table-cell table:style-name="Tableau15.A1" office:value-type="string">
            <text:p text:style-name="P27">Abreviation</text:p>
          </table:table-cell>
          <table:table-cell table:style-name="Tableau15.A1" office:value-type="string">
            <text:p text:style-name="P27">Operand</text:p>
          </table:table-cell>
          <table:table-cell table:style-name="Tableau15.C1" office:value-type="string">
            <text:p text:style-name="P27">A.M.</text:p>
          </table:table-cell>
          <table:table-cell table:style-name="Tableau15.C1" office:value-type="string">
            <text:p text:style-name="P27">Description</text:p>
          </table:table-cell>
          <table:table-cell table:style-name="Tableau15.E1" office:value-type="string">
            <text:p text:style-name="P27">Flags</text:p>
          </table:table-cell>
        </table:table-row>
        <table:table-row>
          <table:table-cell table:style-name="Tableau15.A2" table:number-rows-spanned="3" office:value-type="string">
            <text:p text:style-name="P32">SUB</text:p>
          </table:table-cell>
          <table:table-cell table:style-name="Tableau15.A2" table:number-rows-spanned="3" office:value-type="string">
            <text:p text:style-name="P33">0x2D</text:p>
          </table:table-cell>
          <table:table-cell table:style-name="Tableau15.A2" office:value-type="string">
            <text:p text:style-name="P38">Reg</text:p>
          </table:table-cell>
          <table:table-cell table:style-name="Tableau15.A2" office:value-type="string">
            <text:p text:style-name="P31">R1 = R1 - R2</text:p>
          </table:table-cell>
          <table:table-cell table:style-name="Tableau15.E2" table:number-rows-spanned="6" office:value-type="string">
            <text:p text:style-name="P32">C N Z</text:p>
          </table:table-cell>
        </table:table-row>
        <table:table-row>
          <table:covered-table-cell table:style-name="Tableau15.A2"/>
          <table:covered-table-cell table:style-name="Tableau15.A2"/>
          <table:table-cell table:style-name="Tableau15.A2" office:value-type="string">
            <text:p text:style-name="P38">Reg / Imm8</text:p>
          </table:table-cell>
          <table:table-cell table:style-name="Tableau15.A2" office:value-type="string">
            <text:p text:style-name="P31">R1 = R1 - V1</text:p>
          </table:table-cell>
          <table:covered-table-cell table:style-name="Tableau15.E2"/>
        </table:table-row>
        <table:table-row>
          <table:covered-table-cell table:style-name="Tableau15.A2"/>
          <table:covered-table-cell table:style-name="Tableau15.A2"/>
          <table:table-cell table:style-name="Tableau15.A2" office:value-type="string">
            <text:p text:style-name="P38">Reg / Ram</text:p>
          </table:table-cell>
          <table:table-cell table:style-name="Tableau15.A2" office:value-type="string">
            <text:p text:style-name="P31">R1 = R1 - $(Vx)</text:p>
          </table:table-cell>
          <table:covered-table-cell table:style-name="Tableau15.E2"/>
        </table:table-row>
        <table:table-row>
          <table:table-cell table:style-name="Tableau15.A2" table:number-rows-spanned="3" office:value-type="string">
            <text:p text:style-name="P32">SBB</text:p>
          </table:table-cell>
          <table:table-cell table:style-name="Tableau15.A2" table:number-rows-spanned="3" office:value-type="string">
            <text:p text:style-name="P33">0x2E</text:p>
          </table:table-cell>
          <table:table-cell table:style-name="Tableau15.A2" office:value-type="string">
            <text:p text:style-name="P38">Reg</text:p>
          </table:table-cell>
          <table:table-cell table:style-name="Tableau15.A2" office:value-type="string">
            <text:p text:style-name="P31">R1 = R1 - R2 - 1</text:p>
          </table:table-cell>
          <table:covered-table-cell table:style-name="Tableau15.E2"/>
        </table:table-row>
        <table:table-row>
          <table:covered-table-cell table:style-name="Tableau15.A2"/>
          <table:covered-table-cell table:style-name="Tableau15.A2"/>
          <table:table-cell table:style-name="Tableau15.A2" office:value-type="string">
            <text:p text:style-name="P38">Reg / Imm8</text:p>
          </table:table-cell>
          <table:table-cell table:style-name="Tableau15.A2" office:value-type="string">
            <text:p text:style-name="P31">R1 = R1 - V1 - 1</text:p>
          </table:table-cell>
          <table:covered-table-cell table:style-name="Tableau15.E2"/>
        </table:table-row>
        <table:table-row>
          <table:covered-table-cell table:style-name="Tableau15.A2"/>
          <table:covered-table-cell table:style-name="Tableau15.A2"/>
          <table:table-cell table:style-name="Tableau15.A2" office:value-type="string">
            <text:p text:style-name="P38">Reg / Ram</text:p>
          </table:table-cell>
          <table:table-cell table:style-name="Tableau15.A2" office:value-type="string">
            <text:p text:style-name="P31">R1 = R1 - $(Vx)</text:p>
          </table:table-cell>
          <table:covered-table-cell table:style-name="Tableau15.E2"/>
        </table:table-row>
        <table:table-row>
          <table:table-cell table:style-name="Tableau15.A2" table:number-rows-spanned="3" office:value-type="string">
            <text:p text:style-name="P32">XOR</text:p>
          </table:table-cell>
          <table:table-cell table:style-name="Tableau15.A2" table:number-rows-spanned="3" office:value-type="string">
            <text:p text:style-name="P33">0x2F</text:p>
          </table:table-cell>
          <table:table-cell table:style-name="Tableau15.A2" office:value-type="string">
            <text:p text:style-name="P38">Reg</text:p>
          </table:table-cell>
          <table:table-cell table:style-name="Tableau15.A2" office:value-type="string">
            <text:p text:style-name="P31">R1 = R1 ^ R2</text:p>
          </table:table-cell>
          <table:table-cell table:style-name="Tableau15.E2" table:number-rows-spanned="3" office:value-type="string">
            <text:p text:style-name="P32">Z N</text:p>
          </table:table-cell>
        </table:table-row>
        <table:table-row>
          <table:covered-table-cell table:style-name="Tableau15.A2"/>
          <table:covered-table-cell table:style-name="Tableau15.A2"/>
          <table:table-cell table:style-name="Tableau15.A2" office:value-type="string">
            <text:p text:style-name="P38">Reg / Imm8</text:p>
          </table:table-cell>
          <table:table-cell table:style-name="Tableau15.A2" office:value-type="string">
            <text:p text:style-name="P31">R1 = R1 ^ V1</text:p>
          </table:table-cell>
          <table:covered-table-cell table:style-name="Tableau15.E2"/>
        </table:table-row>
        <table:table-row>
          <table:covered-table-cell table:style-name="Tableau15.A2"/>
          <table:covered-table-cell table:style-name="Tableau15.A2"/>
          <table:table-cell table:style-name="Tableau15.A2" office:value-type="string">
            <text:p text:style-name="P38">Reg / Ram</text:p>
          </table:table-cell>
          <table:table-cell table:style-name="Tableau15.A2" office:value-type="string">
            <text:p text:style-name="P31">R1 = R1 ^ $(Vx)</text:p>
          </table:table-cell>
          <table:covered-table-cell table:style-name="Tableau15.E2"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fo:color="#3399ff" loext:opacity="100%" style:font-name="Calibri1" fo:font-family="Calibri" style:font-style-name="Gras" style:font-family-generic="swiss" style:font-pitch="variable" fo:font-size="26pt" fo:font-weight="bold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Calibri3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2cm" fo:margin-right="0cm" fo:text-align="start" style:justify-single-word="false" fo:text-indent="0cm" style:auto-text-indent="false"/>
      <style:text-properties fo:font-size="16pt" fo:font-style="normal" fo:font-weight="normal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fo:color="#ff3300" loext:opacity="100%" style:font-name="Calibri3" fo:font-family="Calibri" style:font-style-name="Normal" style:font-family-generic="swiss" style:font-pitch="variable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/>
    </style:style>
    <style:style style:name="MP2" style:family="paragraph" style:parent-style-name="Footer">
      <style:paragraph-properties fo:text-align="start" style:justify-single-word="false"/>
      <style:text-properties style:font-name="Calibri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BC-2 Instruction Manual</text:p>
      </style:header>
      <style:footer>
        <text:p text:style-name="MP2">Gianni LECLERCQ<text:tab/><text:page-number text:select-page="current">13</text:page-number><text:tab/>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6H47M</meta:editing-duration>
    <meta:editing-cycles>199</meta:editing-cycles>
    <meta:generator>LibreOffice/7.3.7.2$Linux_X86_64 LibreOffice_project/30$Build-2</meta:generator>
    <dc:date>2023-08-31T21:42:46.124432060</dc:date>
    <meta:document-statistic meta:table-count="17" meta:image-count="0" meta:object-count="0" meta:page-count="13" meta:paragraph-count="454" meta:word-count="1933" meta:character-count="9150" meta:non-whitespace-character-count="7646"/>
    <meta:user-defined meta:name="Info 1"/>
    <meta:user-defined meta:name="Info 2"/>
    <meta:user-defined meta:name="Info 3"/>
    <meta:user-defined meta:name="Info 4"/>
  </office:meta>
</office:document-meta>
</file>